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ont Awesome 6 Free Regular" svg:font-family="'Font Awesome 6 Free Regular'" style:font-pitch="variable"/>
    <style:font-face style:name="Font Awesome 6 Free Solid" svg:font-family="'Font Awesome 6 Free Solid'" style:font-pitch="variable"/>
    <style:font-face style:name="Font Awesome v4 Compatibility R" svg:font-family="'Font Awesome v4 Compatibility R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 Medium" svg:font-family="'Montserrat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5272in"/>
    </style:style>
    <style:style style:name="co4" style:family="table-column">
      <style:table-column-properties fo:break-before="auto" style:column-width="1.6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tserrat Mediu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ont Awesome 6 Free Soli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LV_SYMBO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COM.MICROSOFT.CONCAT(&quot;0x&quot;;DEC2HEX([.B2]))" office:value-type="string" office:string-value="0x20" calcext:value-type="string">
            <text:p>0x20</text:p>
          </table:table-cell>
          <table:table-cell table:style-name="ce5" table:formula="of:=UNICHAR([.B2])" office:value-type="string" office:string-value=" " calcext:value-type="string">
            <text:p><text:s/>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COM.MICROSOFT.CONCAT(&quot;0x&quot;;DEC2HEX([.B3]))" office:value-type="string" office:string-value="0x21" calcext:value-type="string">
            <text:p>0x21</text:p>
          </table:table-cell>
          <table:table-cell table:style-name="ce5" table:formula="of:=UNICHAR([.B3])" office:value-type="string" office:string-value="!" calcext:value-type="string">
            <text:p>!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COM.MICROSOFT.CONCAT(&quot;0x&quot;;DEC2HEX([.B4]))" office:value-type="string" office:string-value="0x22" calcext:value-type="string">
            <text:p>0x22</text:p>
          </table:table-cell>
          <table:table-cell table:style-name="ce5" table:formula="of:=UNICHAR([.B4])" office:value-type="string" office:string-value="&quot;" calcext:value-type="string">
            <text:p>"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COM.MICROSOFT.CONCAT(&quot;0x&quot;;DEC2HEX([.B5]))" office:value-type="string" office:string-value="0x23" calcext:value-type="string">
            <text:p>0x23</text:p>
          </table:table-cell>
          <table:table-cell table:style-name="ce5" table:formula="of:=UNICHAR([.B5])" office:value-type="string" office:string-value="#" calcext:value-type="string">
            <text:p>#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COM.MICROSOFT.CONCAT(&quot;0x&quot;;DEC2HEX([.B6]))" office:value-type="string" office:string-value="0x24" calcext:value-type="string">
            <text:p>0x24</text:p>
          </table:table-cell>
          <table:table-cell table:style-name="ce5" table:formula="of:=UNICHAR([.B6])" office:value-type="string" office:string-value="$" calcext:value-type="string">
            <text:p>$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COM.MICROSOFT.CONCAT(&quot;0x&quot;;DEC2HEX([.B7]))" office:value-type="string" office:string-value="0x25" calcext:value-type="string">
            <text:p>0x25</text:p>
          </table:table-cell>
          <table:table-cell table:style-name="ce5" table:formula="of:=UNICHAR([.B7])" office:value-type="string" office:string-value="%" calcext:value-type="string">
            <text:p>%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COM.MICROSOFT.CONCAT(&quot;0x&quot;;DEC2HEX([.B8]))" office:value-type="string" office:string-value="0x26" calcext:value-type="string">
            <text:p>0x26</text:p>
          </table:table-cell>
          <table:table-cell table:style-name="ce5" table:formula="of:=UNICHAR([.B8])" office:value-type="string" office:string-value="&amp;" calcext:value-type="string">
            <text:p>&amp;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COM.MICROSOFT.CONCAT(&quot;0x&quot;;DEC2HEX([.B9]))" office:value-type="string" office:string-value="0x27" calcext:value-type="string">
            <text:p>0x27</text:p>
          </table:table-cell>
          <table:table-cell table:style-name="ce5" table:formula="of:=UNICHAR([.B9])" office:value-type="string" office:string-value="'" calcext:value-type="string">
            <text:p>'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COM.MICROSOFT.CONCAT(&quot;0x&quot;;DEC2HEX([.B10]))" office:value-type="string" office:string-value="0x28" calcext:value-type="string">
            <text:p>0x28</text:p>
          </table:table-cell>
          <table:table-cell table:style-name="ce5" table:formula="of:=UNICHAR([.B10])" office:value-type="string" office:string-value="(" calcext:value-type="string">
            <text:p>(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COM.MICROSOFT.CONCAT(&quot;0x&quot;;DEC2HEX([.B11]))" office:value-type="string" office:string-value="0x29" calcext:value-type="string">
            <text:p>0x29</text:p>
          </table:table-cell>
          <table:table-cell table:style-name="ce5" table:formula="of:=UNICHAR([.B11])" office:value-type="string" office:string-value=")" calcext:value-type="string">
            <text:p>)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COM.MICROSOFT.CONCAT(&quot;0x&quot;;DEC2HEX([.B12]))" office:value-type="string" office:string-value="0x2A" calcext:value-type="string">
            <text:p>0x2A</text:p>
          </table:table-cell>
          <table:table-cell table:style-name="ce5" table:formula="of:=UNICHAR([.B12])" office:value-type="string" office:string-value="*" calcext:value-type="string">
            <text:p>*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COM.MICROSOFT.CONCAT(&quot;0x&quot;;DEC2HEX([.B13]))" office:value-type="string" office:string-value="0x2B" calcext:value-type="string">
            <text:p>0x2B</text:p>
          </table:table-cell>
          <table:table-cell table:style-name="ce5" table:formula="of:=UNICHAR([.B13])" office:value-type="string" office:string-value="+" calcext:value-type="string">
            <text:p>+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COM.MICROSOFT.CONCAT(&quot;0x&quot;;DEC2HEX([.B14]))" office:value-type="string" office:string-value="0x2C" calcext:value-type="string">
            <text:p>0x2C</text:p>
          </table:table-cell>
          <table:table-cell table:style-name="ce5" table:formula="of:=UNICHAR([.B14])" office:value-type="string" office:string-value="," calcext:value-type="string">
            <text:p>,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COM.MICROSOFT.CONCAT(&quot;0x&quot;;DEC2HEX([.B15]))" office:value-type="string" office:string-value="0x2D" calcext:value-type="string">
            <text:p>0x2D</text:p>
          </table:table-cell>
          <table:table-cell table:style-name="ce5" table:formula="of:=UNICHAR([.B15])" office:value-type="string" office:string-value="-" calcext:value-type="string">
            <text:p>-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COM.MICROSOFT.CONCAT(&quot;0x&quot;;DEC2HEX([.B16]))" office:value-type="string" office:string-value="0x2E" calcext:value-type="string">
            <text:p>0x2E</text:p>
          </table:table-cell>
          <table:table-cell table:style-name="ce5" table:formula="of:=UNICHAR([.B16])" office:value-type="string" office:string-value="." calcext:value-type="string">
            <text:p>.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COM.MICROSOFT.CONCAT(&quot;0x&quot;;DEC2HEX([.B17]))" office:value-type="string" office:string-value="0x2F" calcext:value-type="string">
            <text:p>0x2F</text:p>
          </table:table-cell>
          <table:table-cell table:style-name="ce5" table:formula="of:=UNICHAR([.B17])" office:value-type="string" office:string-value="/" calcext:value-type="string">
            <text:p>/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COM.MICROSOFT.CONCAT(&quot;0x&quot;;DEC2HEX([.B18]))" office:value-type="string" office:string-value="0x30" calcext:value-type="string">
            <text:p>0x30</text:p>
          </table:table-cell>
          <table:table-cell table:style-name="ce5" table:formula="of:=UNICHAR([.B18])" office:value-type="string" office:string-value="0" calcext:value-type="string">
            <text:p>0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COM.MICROSOFT.CONCAT(&quot;0x&quot;;DEC2HEX([.B19]))" office:value-type="string" office:string-value="0x31" calcext:value-type="string">
            <text:p>0x31</text:p>
          </table:table-cell>
          <table:table-cell table:style-name="ce5" table:formula="of:=UNICHAR([.B19])" office:value-type="string" office:string-value="1" calcext:value-type="string">
            <text:p>1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COM.MICROSOFT.CONCAT(&quot;0x&quot;;DEC2HEX([.B20]))" office:value-type="string" office:string-value="0x32" calcext:value-type="string">
            <text:p>0x32</text:p>
          </table:table-cell>
          <table:table-cell table:style-name="ce5" table:formula="of:=UNICHAR([.B20])" office:value-type="string" office:string-value="2" calcext:value-type="string">
            <text:p>2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COM.MICROSOFT.CONCAT(&quot;0x&quot;;DEC2HEX([.B21]))" office:value-type="string" office:string-value="0x33" calcext:value-type="string">
            <text:p>0x33</text:p>
          </table:table-cell>
          <table:table-cell table:style-name="ce5" table:formula="of:=UNICHAR([.B21])" office:value-type="string" office:string-value="3" calcext:value-type="string">
            <text:p>3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COM.MICROSOFT.CONCAT(&quot;0x&quot;;DEC2HEX([.B22]))" office:value-type="string" office:string-value="0x34" calcext:value-type="string">
            <text:p>0x34</text:p>
          </table:table-cell>
          <table:table-cell table:style-name="ce5" table:formula="of:=UNICHAR([.B22])" office:value-type="string" office:string-value="4" calcext:value-type="string">
            <text:p>4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COM.MICROSOFT.CONCAT(&quot;0x&quot;;DEC2HEX([.B23]))" office:value-type="string" office:string-value="0x35" calcext:value-type="string">
            <text:p>0x35</text:p>
          </table:table-cell>
          <table:table-cell table:style-name="ce5" table:formula="of:=UNICHAR([.B23])" office:value-type="string" office:string-value="5" calcext:value-type="string">
            <text:p>5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COM.MICROSOFT.CONCAT(&quot;0x&quot;;DEC2HEX([.B24]))" office:value-type="string" office:string-value="0x36" calcext:value-type="string">
            <text:p>0x36</text:p>
          </table:table-cell>
          <table:table-cell table:style-name="ce5" table:formula="of:=UNICHAR([.B24])" office:value-type="string" office:string-value="6" calcext:value-type="string">
            <text:p>6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COM.MICROSOFT.CONCAT(&quot;0x&quot;;DEC2HEX([.B25]))" office:value-type="string" office:string-value="0x37" calcext:value-type="string">
            <text:p>0x37</text:p>
          </table:table-cell>
          <table:table-cell table:style-name="ce5" table:formula="of:=UNICHAR([.B25])" office:value-type="string" office:string-value="7" calcext:value-type="string">
            <text:p>7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COM.MICROSOFT.CONCAT(&quot;0x&quot;;DEC2HEX([.B26]))" office:value-type="string" office:string-value="0x38" calcext:value-type="string">
            <text:p>0x38</text:p>
          </table:table-cell>
          <table:table-cell table:style-name="ce5" table:formula="of:=UNICHAR([.B26])" office:value-type="string" office:string-value="8" calcext:value-type="string">
            <text:p>8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COM.MICROSOFT.CONCAT(&quot;0x&quot;;DEC2HEX([.B27]))" office:value-type="string" office:string-value="0x39" calcext:value-type="string">
            <text:p>0x39</text:p>
          </table:table-cell>
          <table:table-cell table:style-name="ce5" table:formula="of:=UNICHAR([.B27])" office:value-type="string" office:string-value="9" calcext:value-type="string">
            <text:p>9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COM.MICROSOFT.CONCAT(&quot;0x&quot;;DEC2HEX([.B28]))" office:value-type="string" office:string-value="0x3A" calcext:value-type="string">
            <text:p>0x3A</text:p>
          </table:table-cell>
          <table:table-cell table:style-name="ce5" table:formula="of:=UNICHAR([.B28])" office:value-type="string" office:string-value=":" calcext:value-type="string">
            <text:p>: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COM.MICROSOFT.CONCAT(&quot;0x&quot;;DEC2HEX([.B29]))" office:value-type="string" office:string-value="0x3B" calcext:value-type="string">
            <text:p>0x3B</text:p>
          </table:table-cell>
          <table:table-cell table:style-name="ce5" table:formula="of:=UNICHAR([.B29])" office:value-type="string" office:string-value=";" calcext:value-type="string">
            <text:p>;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COM.MICROSOFT.CONCAT(&quot;0x&quot;;DEC2HEX([.B30]))" office:value-type="string" office:string-value="0x3C" calcext:value-type="string">
            <text:p>0x3C</text:p>
          </table:table-cell>
          <table:table-cell table:style-name="ce5" table:formula="of:=UNICHAR([.B30])" office:value-type="string" office:string-value="&lt;" calcext:value-type="string">
            <text:p>&lt;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COM.MICROSOFT.CONCAT(&quot;0x&quot;;DEC2HEX([.B31]))" office:value-type="string" office:string-value="0x3D" calcext:value-type="string">
            <text:p>0x3D</text:p>
          </table:table-cell>
          <table:table-cell table:style-name="ce5" table:formula="of:=UNICHAR([.B31])" office:value-type="string" office:string-value="=" calcext:value-type="string">
            <text:p>=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COM.MICROSOFT.CONCAT(&quot;0x&quot;;DEC2HEX([.B32]))" office:value-type="string" office:string-value="0x3E" calcext:value-type="string">
            <text:p>0x3E</text:p>
          </table:table-cell>
          <table:table-cell table:style-name="ce5" table:formula="of:=UNICHAR([.B32])" office:value-type="string" office:string-value="&gt;" calcext:value-type="string">
            <text:p>&gt;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COM.MICROSOFT.CONCAT(&quot;0x&quot;;DEC2HEX([.B33]))" office:value-type="string" office:string-value="0x3F" calcext:value-type="string">
            <text:p>0x3F</text:p>
          </table:table-cell>
          <table:table-cell table:style-name="ce5" table:formula="of:=UNICHAR([.B33])" office:value-type="string" office:string-value="?" calcext:value-type="string">
            <text:p>?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COM.MICROSOFT.CONCAT(&quot;0x&quot;;DEC2HEX([.B34]))" office:value-type="string" office:string-value="0x40" calcext:value-type="string">
            <text:p>0x40</text:p>
          </table:table-cell>
          <table:table-cell table:style-name="ce5" table:formula="of:=UNICHAR([.B34])" office:value-type="string" office:string-value="@" calcext:value-type="string">
            <text:p>@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COM.MICROSOFT.CONCAT(&quot;0x&quot;;DEC2HEX([.B35]))" office:value-type="string" office:string-value="0x41" calcext:value-type="string">
            <text:p>0x41</text:p>
          </table:table-cell>
          <table:table-cell table:style-name="ce5" table:formula="of:=UNICHAR([.B35])" office:value-type="string" office:string-value="A" calcext:value-type="string">
            <text:p>A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COM.MICROSOFT.CONCAT(&quot;0x&quot;;DEC2HEX([.B36]))" office:value-type="string" office:string-value="0x42" calcext:value-type="string">
            <text:p>0x42</text:p>
          </table:table-cell>
          <table:table-cell table:style-name="ce5" table:formula="of:=UNICHAR([.B36])" office:value-type="string" office:string-value="B" calcext:value-type="string">
            <text:p>B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COM.MICROSOFT.CONCAT(&quot;0x&quot;;DEC2HEX([.B37]))" office:value-type="string" office:string-value="0x43" calcext:value-type="string">
            <text:p>0x43</text:p>
          </table:table-cell>
          <table:table-cell table:style-name="ce5" table:formula="of:=UNICHAR([.B37])" office:value-type="string" office:string-value="C" calcext:value-type="string">
            <text:p>C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COM.MICROSOFT.CONCAT(&quot;0x&quot;;DEC2HEX([.B38]))" office:value-type="string" office:string-value="0x44" calcext:value-type="string">
            <text:p>0x44</text:p>
          </table:table-cell>
          <table:table-cell table:style-name="ce5" table:formula="of:=UNICHAR([.B38])" office:value-type="string" office:string-value="D" calcext:value-type="string">
            <text:p>D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COM.MICROSOFT.CONCAT(&quot;0x&quot;;DEC2HEX([.B39]))" office:value-type="string" office:string-value="0x45" calcext:value-type="string">
            <text:p>0x45</text:p>
          </table:table-cell>
          <table:table-cell table:style-name="ce5" table:formula="of:=UNICHAR([.B39])" office:value-type="string" office:string-value="E" calcext:value-type="string">
            <text:p>E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COM.MICROSOFT.CONCAT(&quot;0x&quot;;DEC2HEX([.B40]))" office:value-type="string" office:string-value="0x46" calcext:value-type="string">
            <text:p>0x46</text:p>
          </table:table-cell>
          <table:table-cell table:style-name="ce5" table:formula="of:=UNICHAR([.B40])" office:value-type="string" office:string-value="F" calcext:value-type="string">
            <text:p>F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COM.MICROSOFT.CONCAT(&quot;0x&quot;;DEC2HEX([.B41]))" office:value-type="string" office:string-value="0x47" calcext:value-type="string">
            <text:p>0x47</text:p>
          </table:table-cell>
          <table:table-cell table:style-name="ce5" table:formula="of:=UNICHAR([.B41])" office:value-type="string" office:string-value="G" calcext:value-type="string">
            <text:p>G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COM.MICROSOFT.CONCAT(&quot;0x&quot;;DEC2HEX([.B42]))" office:value-type="string" office:string-value="0x48" calcext:value-type="string">
            <text:p>0x48</text:p>
          </table:table-cell>
          <table:table-cell table:style-name="ce5" table:formula="of:=UNICHAR([.B42])" office:value-type="string" office:string-value="H" calcext:value-type="string">
            <text:p>H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COM.MICROSOFT.CONCAT(&quot;0x&quot;;DEC2HEX([.B43]))" office:value-type="string" office:string-value="0x49" calcext:value-type="string">
            <text:p>0x49</text:p>
          </table:table-cell>
          <table:table-cell table:style-name="ce5" table:formula="of:=UNICHAR([.B43])" office:value-type="string" office:string-value="I" calcext:value-type="string">
            <text:p>I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COM.MICROSOFT.CONCAT(&quot;0x&quot;;DEC2HEX([.B44]))" office:value-type="string" office:string-value="0x4A" calcext:value-type="string">
            <text:p>0x4A</text:p>
          </table:table-cell>
          <table:table-cell table:style-name="ce5" table:formula="of:=UNICHAR([.B44])" office:value-type="string" office:string-value="J" calcext:value-type="string">
            <text:p>J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COM.MICROSOFT.CONCAT(&quot;0x&quot;;DEC2HEX([.B45]))" office:value-type="string" office:string-value="0x4B" calcext:value-type="string">
            <text:p>0x4B</text:p>
          </table:table-cell>
          <table:table-cell table:style-name="ce5" table:formula="of:=UNICHAR([.B45])" office:value-type="string" office:string-value="K" calcext:value-type="string">
            <text:p>K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COM.MICROSOFT.CONCAT(&quot;0x&quot;;DEC2HEX([.B46]))" office:value-type="string" office:string-value="0x4C" calcext:value-type="string">
            <text:p>0x4C</text:p>
          </table:table-cell>
          <table:table-cell table:style-name="ce5" table:formula="of:=UNICHAR([.B46])" office:value-type="string" office:string-value="L" calcext:value-type="string">
            <text:p>L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COM.MICROSOFT.CONCAT(&quot;0x&quot;;DEC2HEX([.B47]))" office:value-type="string" office:string-value="0x4D" calcext:value-type="string">
            <text:p>0x4D</text:p>
          </table:table-cell>
          <table:table-cell table:style-name="ce5" table:formula="of:=UNICHAR([.B47])" office:value-type="string" office:string-value="M" calcext:value-type="string">
            <text:p>M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COM.MICROSOFT.CONCAT(&quot;0x&quot;;DEC2HEX([.B48]))" office:value-type="string" office:string-value="0x4E" calcext:value-type="string">
            <text:p>0x4E</text:p>
          </table:table-cell>
          <table:table-cell table:style-name="ce5" table:formula="of:=UNICHAR([.B48])" office:value-type="string" office:string-value="N" calcext:value-type="string">
            <text:p>N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COM.MICROSOFT.CONCAT(&quot;0x&quot;;DEC2HEX([.B49]))" office:value-type="string" office:string-value="0x4F" calcext:value-type="string">
            <text:p>0x4F</text:p>
          </table:table-cell>
          <table:table-cell table:style-name="ce5" table:formula="of:=UNICHAR([.B49])" office:value-type="string" office:string-value="O" calcext:value-type="string">
            <text:p>O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COM.MICROSOFT.CONCAT(&quot;0x&quot;;DEC2HEX([.B50]))" office:value-type="string" office:string-value="0x50" calcext:value-type="string">
            <text:p>0x50</text:p>
          </table:table-cell>
          <table:table-cell table:style-name="ce5" table:formula="of:=UNICHAR([.B50])" office:value-type="string" office:string-value="P" calcext:value-type="string">
            <text:p>P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COM.MICROSOFT.CONCAT(&quot;0x&quot;;DEC2HEX([.B51]))" office:value-type="string" office:string-value="0x51" calcext:value-type="string">
            <text:p>0x51</text:p>
          </table:table-cell>
          <table:table-cell table:style-name="ce5" table:formula="of:=UNICHAR([.B51])" office:value-type="string" office:string-value="Q" calcext:value-type="string">
            <text:p>Q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COM.MICROSOFT.CONCAT(&quot;0x&quot;;DEC2HEX([.B52]))" office:value-type="string" office:string-value="0x52" calcext:value-type="string">
            <text:p>0x52</text:p>
          </table:table-cell>
          <table:table-cell table:style-name="ce5" table:formula="of:=UNICHAR([.B52])" office:value-type="string" office:string-value="R" calcext:value-type="string">
            <text:p>R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COM.MICROSOFT.CONCAT(&quot;0x&quot;;DEC2HEX([.B53]))" office:value-type="string" office:string-value="0x53" calcext:value-type="string">
            <text:p>0x53</text:p>
          </table:table-cell>
          <table:table-cell table:style-name="ce5" table:formula="of:=UNICHAR([.B53])" office:value-type="string" office:string-value="S" calcext:value-type="string">
            <text:p>S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COM.MICROSOFT.CONCAT(&quot;0x&quot;;DEC2HEX([.B54]))" office:value-type="string" office:string-value="0x54" calcext:value-type="string">
            <text:p>0x54</text:p>
          </table:table-cell>
          <table:table-cell table:style-name="ce5" table:formula="of:=UNICHAR([.B54])" office:value-type="string" office:string-value="T" calcext:value-type="string">
            <text:p>T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COM.MICROSOFT.CONCAT(&quot;0x&quot;;DEC2HEX([.B55]))" office:value-type="string" office:string-value="0x55" calcext:value-type="string">
            <text:p>0x55</text:p>
          </table:table-cell>
          <table:table-cell table:style-name="ce5" table:formula="of:=UNICHAR([.B55])" office:value-type="string" office:string-value="U" calcext:value-type="string">
            <text:p>U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COM.MICROSOFT.CONCAT(&quot;0x&quot;;DEC2HEX([.B56]))" office:value-type="string" office:string-value="0x56" calcext:value-type="string">
            <text:p>0x56</text:p>
          </table:table-cell>
          <table:table-cell table:style-name="ce5" table:formula="of:=UNICHAR([.B56])" office:value-type="string" office:string-value="V" calcext:value-type="string">
            <text:p>V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COM.MICROSOFT.CONCAT(&quot;0x&quot;;DEC2HEX([.B57]))" office:value-type="string" office:string-value="0x57" calcext:value-type="string">
            <text:p>0x57</text:p>
          </table:table-cell>
          <table:table-cell table:style-name="ce5" table:formula="of:=UNICHAR([.B57])" office:value-type="string" office:string-value="W" calcext:value-type="string">
            <text:p>W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COM.MICROSOFT.CONCAT(&quot;0x&quot;;DEC2HEX([.B58]))" office:value-type="string" office:string-value="0x58" calcext:value-type="string">
            <text:p>0x58</text:p>
          </table:table-cell>
          <table:table-cell table:style-name="ce5" table:formula="of:=UNICHAR([.B58])" office:value-type="string" office:string-value="X" calcext:value-type="string">
            <text:p>X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COM.MICROSOFT.CONCAT(&quot;0x&quot;;DEC2HEX([.B59]))" office:value-type="string" office:string-value="0x59" calcext:value-type="string">
            <text:p>0x59</text:p>
          </table:table-cell>
          <table:table-cell table:style-name="ce5" table:formula="of:=UNICHAR([.B59])" office:value-type="string" office:string-value="Y" calcext:value-type="string">
            <text:p>Y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COM.MICROSOFT.CONCAT(&quot;0x&quot;;DEC2HEX([.B60]))" office:value-type="string" office:string-value="0x5A" calcext:value-type="string">
            <text:p>0x5A</text:p>
          </table:table-cell>
          <table:table-cell table:style-name="ce5" table:formula="of:=UNICHAR([.B60])" office:value-type="string" office:string-value="Z" calcext:value-type="string">
            <text:p>Z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COM.MICROSOFT.CONCAT(&quot;0x&quot;;DEC2HEX([.B61]))" office:value-type="string" office:string-value="0x5B" calcext:value-type="string">
            <text:p>0x5B</text:p>
          </table:table-cell>
          <table:table-cell table:style-name="ce5" table:formula="of:=UNICHAR([.B61])" office:value-type="string" office:string-value="[" calcext:value-type="string">
            <text:p>[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COM.MICROSOFT.CONCAT(&quot;0x&quot;;DEC2HEX([.B62]))" office:value-type="string" office:string-value="0x5C" calcext:value-type="string">
            <text:p>0x5C</text:p>
          </table:table-cell>
          <table:table-cell table:style-name="ce5" table:formula="of:=UNICHAR([.B62])" office:value-type="string" office:string-value="\" calcext:value-type="string">
            <text:p>\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COM.MICROSOFT.CONCAT(&quot;0x&quot;;DEC2HEX([.B63]))" office:value-type="string" office:string-value="0x5D" calcext:value-type="string">
            <text:p>0x5D</text:p>
          </table:table-cell>
          <table:table-cell table:style-name="ce5" table:formula="of:=UNICHAR([.B63])" office:value-type="string" office:string-value="]" calcext:value-type="string">
            <text:p>]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COM.MICROSOFT.CONCAT(&quot;0x&quot;;DEC2HEX([.B64]))" office:value-type="string" office:string-value="0x5E" calcext:value-type="string">
            <text:p>0x5E</text:p>
          </table:table-cell>
          <table:table-cell table:style-name="ce5" table:formula="of:=UNICHAR([.B64])" office:value-type="string" office:string-value="^" calcext:value-type="string">
            <text:p>^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COM.MICROSOFT.CONCAT(&quot;0x&quot;;DEC2HEX([.B65]))" office:value-type="string" office:string-value="0x5F" calcext:value-type="string">
            <text:p>0x5F</text:p>
          </table:table-cell>
          <table:table-cell table:style-name="ce5" table:formula="of:=UNICHAR([.B65])" office:value-type="string" office:string-value="_" calcext:value-type="string">
            <text:p>_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COM.MICROSOFT.CONCAT(&quot;0x&quot;;DEC2HEX([.B66]))" office:value-type="string" office:string-value="0x60" calcext:value-type="string">
            <text:p>0x60</text:p>
          </table:table-cell>
          <table:table-cell table:style-name="ce5" table:formula="of:=UNICHAR([.B66])" office:value-type="string" office:string-value="`" calcext:value-type="string">
            <text:p>`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COM.MICROSOFT.CONCAT(&quot;0x&quot;;DEC2HEX([.B67]))" office:value-type="string" office:string-value="0x61" calcext:value-type="string">
            <text:p>0x61</text:p>
          </table:table-cell>
          <table:table-cell table:style-name="ce5" table:formula="of:=UNICHAR([.B67])" office:value-type="string" office:string-value="a" calcext:value-type="string">
            <text:p>a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COM.MICROSOFT.CONCAT(&quot;0x&quot;;DEC2HEX([.B68]))" office:value-type="string" office:string-value="0x62" calcext:value-type="string">
            <text:p>0x62</text:p>
          </table:table-cell>
          <table:table-cell table:style-name="ce5" table:formula="of:=UNICHAR([.B68])" office:value-type="string" office:string-value="b" calcext:value-type="string">
            <text:p>b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COM.MICROSOFT.CONCAT(&quot;0x&quot;;DEC2HEX([.B69]))" office:value-type="string" office:string-value="0x63" calcext:value-type="string">
            <text:p>0x63</text:p>
          </table:table-cell>
          <table:table-cell table:style-name="ce5" table:formula="of:=UNICHAR([.B69])" office:value-type="string" office:string-value="c" calcext:value-type="string">
            <text:p>c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COM.MICROSOFT.CONCAT(&quot;0x&quot;;DEC2HEX([.B70]))" office:value-type="string" office:string-value="0x64" calcext:value-type="string">
            <text:p>0x64</text:p>
          </table:table-cell>
          <table:table-cell table:style-name="ce5" table:formula="of:=UNICHAR([.B70])" office:value-type="string" office:string-value="d" calcext:value-type="string">
            <text:p>d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COM.MICROSOFT.CONCAT(&quot;0x&quot;;DEC2HEX([.B71]))" office:value-type="string" office:string-value="0x65" calcext:value-type="string">
            <text:p>0x65</text:p>
          </table:table-cell>
          <table:table-cell table:style-name="ce5" table:formula="of:=UNICHAR([.B71])" office:value-type="string" office:string-value="e" calcext:value-type="string">
            <text:p>e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COM.MICROSOFT.CONCAT(&quot;0x&quot;;DEC2HEX([.B72]))" office:value-type="string" office:string-value="0x66" calcext:value-type="string">
            <text:p>0x66</text:p>
          </table:table-cell>
          <table:table-cell table:style-name="ce5" table:formula="of:=UNICHAR([.B72])" office:value-type="string" office:string-value="f" calcext:value-type="string">
            <text:p>f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COM.MICROSOFT.CONCAT(&quot;0x&quot;;DEC2HEX([.B73]))" office:value-type="string" office:string-value="0x67" calcext:value-type="string">
            <text:p>0x67</text:p>
          </table:table-cell>
          <table:table-cell table:style-name="ce5" table:formula="of:=UNICHAR([.B73])" office:value-type="string" office:string-value="g" calcext:value-type="string">
            <text:p>g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COM.MICROSOFT.CONCAT(&quot;0x&quot;;DEC2HEX([.B74]))" office:value-type="string" office:string-value="0x68" calcext:value-type="string">
            <text:p>0x68</text:p>
          </table:table-cell>
          <table:table-cell table:style-name="ce5" table:formula="of:=UNICHAR([.B74])" office:value-type="string" office:string-value="h" calcext:value-type="string">
            <text:p>h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COM.MICROSOFT.CONCAT(&quot;0x&quot;;DEC2HEX([.B75]))" office:value-type="string" office:string-value="0x69" calcext:value-type="string">
            <text:p>0x69</text:p>
          </table:table-cell>
          <table:table-cell table:style-name="ce5" table:formula="of:=UNICHAR([.B75])" office:value-type="string" office:string-value="i" calcext:value-type="string">
            <text:p>i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COM.MICROSOFT.CONCAT(&quot;0x&quot;;DEC2HEX([.B76]))" office:value-type="string" office:string-value="0x6A" calcext:value-type="string">
            <text:p>0x6A</text:p>
          </table:table-cell>
          <table:table-cell table:style-name="ce5" table:formula="of:=UNICHAR([.B76])" office:value-type="string" office:string-value="j" calcext:value-type="string">
            <text:p>j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COM.MICROSOFT.CONCAT(&quot;0x&quot;;DEC2HEX([.B77]))" office:value-type="string" office:string-value="0x6B" calcext:value-type="string">
            <text:p>0x6B</text:p>
          </table:table-cell>
          <table:table-cell table:style-name="ce5" table:formula="of:=UNICHAR([.B77])" office:value-type="string" office:string-value="k" calcext:value-type="string">
            <text:p>k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COM.MICROSOFT.CONCAT(&quot;0x&quot;;DEC2HEX([.B78]))" office:value-type="string" office:string-value="0x6C" calcext:value-type="string">
            <text:p>0x6C</text:p>
          </table:table-cell>
          <table:table-cell table:style-name="ce5" table:formula="of:=UNICHAR([.B78])" office:value-type="string" office:string-value="l" calcext:value-type="string">
            <text:p>l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COM.MICROSOFT.CONCAT(&quot;0x&quot;;DEC2HEX([.B79]))" office:value-type="string" office:string-value="0x6D" calcext:value-type="string">
            <text:p>0x6D</text:p>
          </table:table-cell>
          <table:table-cell table:style-name="ce5" table:formula="of:=UNICHAR([.B79])" office:value-type="string" office:string-value="m" calcext:value-type="string">
            <text:p>m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COM.MICROSOFT.CONCAT(&quot;0x&quot;;DEC2HEX([.B80]))" office:value-type="string" office:string-value="0x6E" calcext:value-type="string">
            <text:p>0x6E</text:p>
          </table:table-cell>
          <table:table-cell table:style-name="ce5" table:formula="of:=UNICHAR([.B80])" office:value-type="string" office:string-value="n" calcext:value-type="string">
            <text:p>n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COM.MICROSOFT.CONCAT(&quot;0x&quot;;DEC2HEX([.B81]))" office:value-type="string" office:string-value="0x6F" calcext:value-type="string">
            <text:p>0x6F</text:p>
          </table:table-cell>
          <table:table-cell table:style-name="ce5" table:formula="of:=UNICHAR([.B81])" office:value-type="string" office:string-value="o" calcext:value-type="string">
            <text:p>o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COM.MICROSOFT.CONCAT(&quot;0x&quot;;DEC2HEX([.B82]))" office:value-type="string" office:string-value="0x70" calcext:value-type="string">
            <text:p>0x70</text:p>
          </table:table-cell>
          <table:table-cell table:style-name="ce5" table:formula="of:=UNICHAR([.B82])" office:value-type="string" office:string-value="p" calcext:value-type="string">
            <text:p>p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COM.MICROSOFT.CONCAT(&quot;0x&quot;;DEC2HEX([.B83]))" office:value-type="string" office:string-value="0x71" calcext:value-type="string">
            <text:p>0x71</text:p>
          </table:table-cell>
          <table:table-cell table:style-name="ce5" table:formula="of:=UNICHAR([.B83])" office:value-type="string" office:string-value="q" calcext:value-type="string">
            <text:p>q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COM.MICROSOFT.CONCAT(&quot;0x&quot;;DEC2HEX([.B84]))" office:value-type="string" office:string-value="0x72" calcext:value-type="string">
            <text:p>0x72</text:p>
          </table:table-cell>
          <table:table-cell table:style-name="ce5" table:formula="of:=UNICHAR([.B84])" office:value-type="string" office:string-value="r" calcext:value-type="string">
            <text:p>r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COM.MICROSOFT.CONCAT(&quot;0x&quot;;DEC2HEX([.B85]))" office:value-type="string" office:string-value="0x73" calcext:value-type="string">
            <text:p>0x73</text:p>
          </table:table-cell>
          <table:table-cell table:style-name="ce5" table:formula="of:=UNICHAR([.B85])" office:value-type="string" office:string-value="s" calcext:value-type="string">
            <text:p>s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COM.MICROSOFT.CONCAT(&quot;0x&quot;;DEC2HEX([.B86]))" office:value-type="string" office:string-value="0x74" calcext:value-type="string">
            <text:p>0x74</text:p>
          </table:table-cell>
          <table:table-cell table:style-name="ce5" table:formula="of:=UNICHAR([.B86])" office:value-type="string" office:string-value="t" calcext:value-type="string">
            <text:p>t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COM.MICROSOFT.CONCAT(&quot;0x&quot;;DEC2HEX([.B87]))" office:value-type="string" office:string-value="0x75" calcext:value-type="string">
            <text:p>0x75</text:p>
          </table:table-cell>
          <table:table-cell table:style-name="ce5" table:formula="of:=UNICHAR([.B87])" office:value-type="string" office:string-value="u" calcext:value-type="string">
            <text:p>u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COM.MICROSOFT.CONCAT(&quot;0x&quot;;DEC2HEX([.B88]))" office:value-type="string" office:string-value="0x76" calcext:value-type="string">
            <text:p>0x76</text:p>
          </table:table-cell>
          <table:table-cell table:style-name="ce5" table:formula="of:=UNICHAR([.B88])" office:value-type="string" office:string-value="v" calcext:value-type="string">
            <text:p>v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COM.MICROSOFT.CONCAT(&quot;0x&quot;;DEC2HEX([.B89]))" office:value-type="string" office:string-value="0x77" calcext:value-type="string">
            <text:p>0x77</text:p>
          </table:table-cell>
          <table:table-cell table:style-name="ce5" table:formula="of:=UNICHAR([.B89])" office:value-type="string" office:string-value="w" calcext:value-type="string">
            <text:p>w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COM.MICROSOFT.CONCAT(&quot;0x&quot;;DEC2HEX([.B90]))" office:value-type="string" office:string-value="0x78" calcext:value-type="string">
            <text:p>0x78</text:p>
          </table:table-cell>
          <table:table-cell table:style-name="ce5" table:formula="of:=UNICHAR([.B90])" office:value-type="string" office:string-value="x" calcext:value-type="string">
            <text:p>x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COM.MICROSOFT.CONCAT(&quot;0x&quot;;DEC2HEX([.B91]))" office:value-type="string" office:string-value="0x79" calcext:value-type="string">
            <text:p>0x79</text:p>
          </table:table-cell>
          <table:table-cell table:style-name="ce5" table:formula="of:=UNICHAR([.B91])" office:value-type="string" office:string-value="y" calcext:value-type="string">
            <text:p>y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COM.MICROSOFT.CONCAT(&quot;0x&quot;;DEC2HEX([.B92]))" office:value-type="string" office:string-value="0x7A" calcext:value-type="string">
            <text:p>0x7A</text:p>
          </table:table-cell>
          <table:table-cell table:style-name="ce5" table:formula="of:=UNICHAR([.B92])" office:value-type="string" office:string-value="z" calcext:value-type="string">
            <text:p>z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COM.MICROSOFT.CONCAT(&quot;0x&quot;;DEC2HEX([.B93]))" office:value-type="string" office:string-value="0x7B" calcext:value-type="string">
            <text:p>0x7B</text:p>
          </table:table-cell>
          <table:table-cell table:style-name="ce5" table:formula="of:=UNICHAR([.B93])" office:value-type="string" office:string-value="{" calcext:value-type="string">
            <text:p>{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COM.MICROSOFT.CONCAT(&quot;0x&quot;;DEC2HEX([.B94]))" office:value-type="string" office:string-value="0x7C" calcext:value-type="string">
            <text:p>0x7C</text:p>
          </table:table-cell>
          <table:table-cell table:style-name="ce5" table:formula="of:=UNICHAR([.B94])" office:value-type="string" office:string-value="|" calcext:value-type="string">
            <text:p>|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COM.MICROSOFT.CONCAT(&quot;0x&quot;;DEC2HEX([.B95]))" office:value-type="string" office:string-value="0x7D" calcext:value-type="string">
            <text:p>0x7D</text:p>
          </table:table-cell>
          <table:table-cell table:style-name="ce5" table:formula="of:=UNICHAR([.B95])" office:value-type="string" office:string-value="}" calcext:value-type="string">
            <text:p>}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COM.MICROSOFT.CONCAT(&quot;0x&quot;;DEC2HEX([.B96]))" office:value-type="string" office:string-value="0x7E" calcext:value-type="string">
            <text:p>0x7E</text:p>
          </table:table-cell>
          <table:table-cell table:style-name="ce5" table:formula="of:=UNICHAR([.B96])" office:value-type="string" office:string-value="~" calcext:value-type="string">
            <text:p>~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COM.MICROSOFT.CONCAT(&quot;0x&quot;;DEC2HEX([.B97]))" office:value-type="string" office:string-value="0x7F" calcext:value-type="string">
            <text:p>0x7F</text:p>
          </table:table-cell>
          <table:table-cell table:style-name="ce5" table:formula="of:=UNICHAR([.B97])" office:value-type="string" office:string-value="" calcext:value-type="string">
            <text:p>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76" calcext:value-type="float">
            <text:p>176</text:p>
          </table:table-cell>
          <table:table-cell table:formula="of:=COM.MICROSOFT.CONCAT(&quot;0x&quot;;DEC2HEX([.B98]))" office:value-type="string" office:string-value="0xB0" calcext:value-type="string">
            <text:p>0xB0</text:p>
          </table:table-cell>
          <table:table-cell table:style-name="ce5" table:formula="of:=UNICHAR([.B98])" office:value-type="string" office:string-value="°" calcext:value-type="string">
            <text:p>°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226" calcext:value-type="float">
            <text:p>8226</text:p>
          </table:table-cell>
          <table:table-cell table:formula="of:=COM.MICROSOFT.CONCAT(&quot;0x&quot;;DEC2HEX([.B99]))" office:value-type="string" office:string-value="0x2022" calcext:value-type="string">
            <text:p>0x2022</text:p>
          </table:table-cell>
          <table:table-cell table:style-name="ce5" table:formula="of:=UNICHAR([.B99])" office:value-type="string" office:string-value="•" calcext:value-type="string">
            <text:p>•</text:p>
          </table:table-cell>
          <table:table-cell table:style-name="ce5"/>
          <table:table-cell/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ontserrat-Medium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568</text:p>
          </table:table-cell>
          <table:table-cell table:formula="of:=HEX2DEC([.A100])" office:value-type="float" office:value="58728" calcext:value-type="float">
            <text:p>58728</text:p>
          </table:table-cell>
          <table:table-cell table:formula="of:=COM.MICROSOFT.CONCAT(&quot;0x&quot;;[.A100])" office:value-type="string" office:string-value="0xe568" calcext:value-type="string">
            <text:p>0xe568</text:p>
          </table:table-cell>
          <table:table-cell table:style-name="ce6" table:formula="of:=UNICHAR([.B100])" office:value-type="string" office:string-value="" calcext:value-type="string">
            <text:p></text:p>
          </table:table-cell>
          <table:table-cell table:style-name="ce7" office:value-type="string" calcext:value-type="string">
            <text:p>Heat bed</text:p>
          </table:table-cell>
          <table:table-cell table:style-name="ce8" office:value-type="string" calcext:value-type="string">
            <text:p>road-spikes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c9</text:p>
          </table:table-cell>
          <table:table-cell table:formula="of:=HEX2DEC([.A101])" office:value-type="float" office:value="62153" calcext:value-type="float">
            <text:p>62153</text:p>
          </table:table-cell>
          <table:table-cell table:formula="of:=COM.MICROSOFT.CONCAT(&quot;0x&quot;;[.A101])" office:value-type="string" office:string-value="0xf2c9" calcext:value-type="string">
            <text:p>0xf2c9</text:p>
          </table:table-cell>
          <table:table-cell table:style-name="ce6" table:formula="of:=UNICHAR([.B101])" office:value-type="string" office:string-value="" calcext:value-type="string">
            <text:p></text:p>
          </table:table-cell>
          <table:table-cell table:style-name="ce7" office:value-type="string" calcext:value-type="string">
            <text:p>Extruder</text:p>
          </table:table-cell>
          <table:table-cell table:style-name="ce8" office:value-type="string" calcext:value-type="string">
            <text:p>temperature-half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ca</text:p>
          </table:table-cell>
          <table:table-cell table:formula="of:=HEX2DEC([.A102])" office:value-type="float" office:value="61642" calcext:value-type="float">
            <text:p>61642</text:p>
          </table:table-cell>
          <table:table-cell table:formula="of:=COM.MICROSOFT.CONCAT(&quot;0x&quot;;[.A102])" office:value-type="string" office:string-value="0xf0ca" calcext:value-type="string">
            <text:p>0xf0ca</text:p>
          </table:table-cell>
          <table:table-cell table:style-name="ce6" table:formula="of:=UNICHAR([.B102])" office:value-type="string" office:string-value="" calcext:value-type="string">
            <text:p></text:p>
          </table:table-cell>
          <table:table-cell table:style-name="ce7" office:value-type="string" calcext:value-type="string">
            <text:p>List</text:p>
          </table:table-cell>
          <table:table-cell table:style-name="ce8" office:value-type="string" calcext:value-type="string">
            <text:p>list-ul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6ff</text:p>
          </table:table-cell>
          <table:table-cell table:formula="of:=HEX2DEC([.A103])" office:value-type="float" office:value="63231" calcext:value-type="float">
            <text:p>63231</text:p>
          </table:table-cell>
          <table:table-cell table:formula="of:=COM.MICROSOFT.CONCAT(&quot;0x&quot;;[.A103])" office:value-type="string" office:string-value="0xf6ff" calcext:value-type="string">
            <text:p>0xf6ff</text:p>
          </table:table-cell>
          <table:table-cell table:style-name="ce6" table:formula="of:=UNICHAR([.B103])" office:value-type="string" office:string-value="" calcext:value-type="string">
            <text:p></text:p>
          </table:table-cell>
          <table:table-cell table:style-name="ce7" office:value-type="string" calcext:value-type="string">
            <text:p>Network</text:p>
          </table:table-cell>
          <table:table-cell table:style-name="ce8" office:value-type="string" calcext:value-type="string">
            <text:p>network-wired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12</text:p>
          </table:table-cell>
          <table:table-cell table:formula="of:=HEX2DEC([.A104])" office:value-type="float" office:value="61458" calcext:value-type="float">
            <text:p>61458</text:p>
          </table:table-cell>
          <table:table-cell table:formula="of:=COM.MICROSOFT.CONCAT(&quot;0x&quot;;[.A104])" office:value-type="string" office:string-value="0xf012" calcext:value-type="string">
            <text:p>0xf012</text:p>
          </table:table-cell>
          <table:table-cell table:style-name="ce6" table:formula="of:=UNICHAR([.B104])" office:value-type="string" office:string-value="" calcext:value-type="string">
            <text:p></text:p>
          </table:table-cell>
          <table:table-cell table:style-name="ce7" office:value-type="string" calcext:value-type="string">
            <text:p>Station Mode</text:p>
          </table:table-cell>
          <table:table-cell table:style-name="ce8" office:value-type="string" calcext:value-type="string">
            <text:p>signal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519</text:p>
          </table:table-cell>
          <table:table-cell table:formula="of:=HEX2DEC([.A105])" office:value-type="float" office:value="62745" calcext:value-type="float">
            <text:p>62745</text:p>
          </table:table-cell>
          <table:table-cell table:formula="of:=COM.MICROSOFT.CONCAT(&quot;0x&quot;;[.A105])" office:value-type="string" office:string-value="0xf519" calcext:value-type="string">
            <text:p>0xf519</text:p>
          </table:table-cell>
          <table:table-cell table:style-name="ce6" table:formula="of:=UNICHAR([.B105])" office:value-type="string" office:string-value="" calcext:value-type="string">
            <text:p></text:p>
          </table:table-cell>
          <table:table-cell table:style-name="ce7" office:value-type="string" calcext:value-type="string">
            <text:p>Access Point </text:p>
          </table:table-cell>
          <table:table-cell table:style-name="ce8" office:value-type="string" calcext:value-type="string">
            <text:p>tower-broadcas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0c</text:p>
          </table:table-cell>
          <table:table-cell table:formula="of:=HEX2DEC([.A106])" office:value-type="float" office:value="61452" calcext:value-type="float">
            <text:p>61452</text:p>
          </table:table-cell>
          <table:table-cell table:formula="of:=COM.MICROSOFT.CONCAT(&quot;0x&quot;;[.A106])" office:value-type="string" office:string-value="0xf00c" calcext:value-type="string">
            <text:p>0xf00c</text:p>
          </table:table-cell>
          <table:table-cell table:style-name="ce6" table:formula="of:=UNICHAR([.B106])" office:value-type="string" office:string-value="" calcext:value-type="string">
            <text:p></text:p>
          </table:table-cell>
          <table:table-cell table:style-name="ce7" office:value-type="string" calcext:value-type="string">
            <text:p>Ok</text:p>
          </table:table-cell>
          <table:table-cell table:style-name="ce8" office:value-type="string" calcext:value-type="string">
            <text:p>chec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596</text:p>
          </table:table-cell>
          <table:table-cell table:formula="of:=HEX2DEC([.A107])" office:value-type="float" office:value="58774" calcext:value-type="float">
            <text:p>58774</text:p>
          </table:table-cell>
          <table:table-cell table:formula="of:=COM.MICROSOFT.CONCAT(&quot;0x&quot;;[.A107])" office:value-type="string" office:string-value="0xe596" calcext:value-type="string">
            <text:p>0xe596</text:p>
          </table:table-cell>
          <table:table-cell table:style-name="ce6" table:formula="of:=UNICHAR([.B107])" office:value-type="string" office:string-value="" calcext:value-type="string">
            <text:p></text:p>
          </table:table-cell>
          <table:table-cell table:style-name="ce7" office:value-type="string" calcext:value-type="string">
            <text:p>Probe check</text:p>
          </table:table-cell>
          <table:table-cell table:style-name="ce8" office:value-type="string" calcext:value-type="string">
            <text:p>vial-circle-chec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0d</text:p>
          </table:table-cell>
          <table:table-cell table:formula="of:=HEX2DEC([.A108])" office:value-type="float" office:value="61453" calcext:value-type="float">
            <text:p>61453</text:p>
          </table:table-cell>
          <table:table-cell table:formula="of:=COM.MICROSOFT.CONCAT(&quot;0x&quot;;[.A108])" office:value-type="string" office:string-value="0xf00d" calcext:value-type="string">
            <text:p>0xf00d</text:p>
          </table:table-cell>
          <table:table-cell table:style-name="ce6" table:formula="of:=UNICHAR([.B108])" office:value-type="string" office:string-value="" calcext:value-type="string">
            <text:p></text:p>
          </table:table-cell>
          <table:table-cell table:style-name="ce7" office:value-type="string" calcext:value-type="string">
            <text:p>Close</text:p>
          </table:table-cell>
          <table:table-cell table:style-name="ce8" office:value-type="string" calcext:value-type="string">
            <text:p>xmar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11</text:p>
          </table:table-cell>
          <table:table-cell table:formula="of:=HEX2DEC([.A109])" office:value-type="float" office:value="61457" calcext:value-type="float">
            <text:p>61457</text:p>
          </table:table-cell>
          <table:table-cell table:formula="of:=COM.MICROSOFT.CONCAT(&quot;0x&quot;;[.A109])" office:value-type="string" office:string-value="0xf011" calcext:value-type="string">
            <text:p>0xf011</text:p>
          </table:table-cell>
          <table:table-cell table:style-name="ce6" table:formula="of:=UNICHAR([.B109])" office:value-type="string" office:string-value="" calcext:value-type="string">
            <text:p></text:p>
          </table:table-cell>
          <table:table-cell table:style-name="ce7" office:value-type="string" calcext:value-type="string">
            <text:p>Power</text:p>
          </table:table-cell>
          <table:table-cell table:style-name="ce8" office:value-type="string" calcext:value-type="string">
            <text:p>power-off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28</text:p>
          </table:table-cell>
          <table:table-cell table:formula="of:=HEX2DEC([.A110])" office:value-type="float" office:value="61480" calcext:value-type="float">
            <text:p>61480</text:p>
          </table:table-cell>
          <table:table-cell table:formula="of:=COM.MICROSOFT.CONCAT(&quot;0x&quot;;[.A110])" office:value-type="string" office:string-value="0xf028" calcext:value-type="string">
            <text:p>0xf028</text:p>
          </table:table-cell>
          <table:table-cell table:style-name="ce6" table:formula="of:=UNICHAR([.B110])" office:value-type="string" office:string-value="" calcext:value-type="string">
            <text:p></text:p>
          </table:table-cell>
          <table:table-cell table:style-name="ce7" office:value-type="string" calcext:value-type="string">
            <text:p>Volume high</text:p>
          </table:table-cell>
          <table:table-cell table:style-name="ce8" office:value-type="string" calcext:value-type="string">
            <text:p>volume-high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27</text:p>
          </table:table-cell>
          <table:table-cell table:formula="of:=HEX2DEC([.A111])" office:value-type="float" office:value="61479" calcext:value-type="float">
            <text:p>61479</text:p>
          </table:table-cell>
          <table:table-cell table:formula="of:=COM.MICROSOFT.CONCAT(&quot;0x&quot;;[.A111])" office:value-type="string" office:string-value="0xf027" calcext:value-type="string">
            <text:p>0xf027</text:p>
          </table:table-cell>
          <table:table-cell table:style-name="ce6" table:formula="of:=UNICHAR([.B111])" office:value-type="string" office:string-value="" calcext:value-type="string">
            <text:p></text:p>
          </table:table-cell>
          <table:table-cell table:style-name="ce7" office:value-type="string" calcext:value-type="string">
            <text:p>Volume low</text:p>
          </table:table-cell>
          <table:table-cell table:style-name="ce8" office:value-type="string" calcext:value-type="string">
            <text:p>volume-low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6a9</text:p>
          </table:table-cell>
          <table:table-cell table:formula="of:=HEX2DEC([.A112])" office:value-type="float" office:value="63145" calcext:value-type="float">
            <text:p>63145</text:p>
          </table:table-cell>
          <table:table-cell table:formula="of:=COM.MICROSOFT.CONCAT(&quot;0x&quot;;[.A112])" office:value-type="string" office:string-value="0xf6a9" calcext:value-type="string">
            <text:p>0xf6a9</text:p>
          </table:table-cell>
          <table:table-cell table:style-name="ce6" table:formula="of:=UNICHAR([.B112])" office:value-type="string" office:string-value="" calcext:value-type="string">
            <text:p></text:p>
          </table:table-cell>
          <table:table-cell table:style-name="ce7" office:value-type="string" calcext:value-type="string">
            <text:p>Volume off</text:p>
          </table:table-cell>
          <table:table-cell table:style-name="ce8" office:value-type="string" calcext:value-type="string">
            <text:p>volume-xmar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13</text:p>
          </table:table-cell>
          <table:table-cell table:formula="of:=HEX2DEC([.A113])" office:value-type="float" office:value="61459" calcext:value-type="float">
            <text:p>61459</text:p>
          </table:table-cell>
          <table:table-cell table:formula="of:=COM.MICROSOFT.CONCAT(&quot;0x&quot;;[.A113])" office:value-type="string" office:string-value="0xf013" calcext:value-type="string">
            <text:p>0xf013</text:p>
          </table:table-cell>
          <table:table-cell table:style-name="ce6" table:formula="of:=UNICHAR([.B113])" office:value-type="string" office:string-value="" calcext:value-type="string">
            <text:p></text:p>
          </table:table-cell>
          <table:table-cell table:style-name="ce7" office:value-type="string" calcext:value-type="string">
            <text:p>Settings</text:p>
          </table:table-cell>
          <table:table-cell table:style-name="ce8" office:value-type="string" calcext:value-type="string">
            <text:p>gear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de</text:p>
          </table:table-cell>
          <table:table-cell table:formula="of:=HEX2DEC([.A114])" office:value-type="float" office:value="61918" calcext:value-type="float">
            <text:p>61918</text:p>
          </table:table-cell>
          <table:table-cell table:formula="of:=COM.MICROSOFT.CONCAT(&quot;0x&quot;;[.A114])" office:value-type="string" office:string-value="0xf1de" calcext:value-type="string">
            <text:p>0xf1de</text:p>
          </table:table-cell>
          <table:table-cell table:style-name="ce6" table:formula="of:=UNICHAR([.B114])" office:value-type="string" office:string-value="" calcext:value-type="string">
            <text:p></text:p>
          </table:table-cell>
          <table:table-cell table:style-name="ce7" office:value-type="string" calcext:value-type="string">
            <text:p>Settings 2</text:p>
          </table:table-cell>
          <table:table-cell table:style-name="ce8" office:value-type="string" calcext:value-type="string">
            <text:p>sliders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7d9</text:p>
          </table:table-cell>
          <table:table-cell table:formula="of:=HEX2DEC([.A115])" office:value-type="float" office:value="63449" calcext:value-type="float">
            <text:p>63449</text:p>
          </table:table-cell>
          <table:table-cell table:formula="of:=COM.MICROSOFT.CONCAT(&quot;0x&quot;;[.A115])" office:value-type="string" office:string-value="0xf7d9" calcext:value-type="string">
            <text:p>0xf7d9</text:p>
          </table:table-cell>
          <table:table-cell table:style-name="ce6" table:formula="of:=UNICHAR([.B115])" office:value-type="string" office:string-value="" calcext:value-type="string">
            <text:p></text:p>
          </table:table-cell>
          <table:table-cell table:style-name="ce7" office:value-type="string" calcext:value-type="string">
            <text:p>Settings 3</text:p>
          </table:table-cell>
          <table:table-cell table:style-name="ce8" office:value-type="string" calcext:value-type="string">
            <text:p>screwdriver-wrench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ed</text:p>
          </table:table-cell>
          <table:table-cell table:formula="of:=HEX2DEC([.A116])" office:value-type="float" office:value="62189" calcext:value-type="float">
            <text:p>62189</text:p>
          </table:table-cell>
          <table:table-cell table:formula="of:=COM.MICROSOFT.CONCAT(&quot;0x&quot;;[.A116])" office:value-type="string" office:string-value="0xf2ed" calcext:value-type="string">
            <text:p>0xf2ed</text:p>
          </table:table-cell>
          <table:table-cell table:style-name="ce6" table:formula="of:=UNICHAR([.B116])" office:value-type="string" office:string-value="" calcext:value-type="string">
            <text:p></text:p>
          </table:table-cell>
          <table:table-cell table:style-name="ce7" office:value-type="string" calcext:value-type="string">
            <text:p>Trash</text:p>
          </table:table-cell>
          <table:table-cell table:style-name="ce8" office:value-type="string" calcext:value-type="string">
            <text:p>trash-can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3af</text:p>
          </table:table-cell>
          <table:table-cell table:formula="of:=HEX2DEC([.A117])" office:value-type="float" office:value="58287" calcext:value-type="float">
            <text:p>58287</text:p>
          </table:table-cell>
          <table:table-cell table:formula="of:=COM.MICROSOFT.CONCAT(&quot;0x&quot;;[.A117])" office:value-type="string" office:string-value="0xe3af" calcext:value-type="string">
            <text:p>0xe3af</text:p>
          </table:table-cell>
          <table:table-cell table:style-name="ce6" table:formula="of:=UNICHAR([.B117])" office:value-type="string" office:string-value="" calcext:value-type="string">
            <text:p></text:p>
          </table:table-cell>
          <table:table-cell table:style-name="ce7" office:value-type="string" calcext:value-type="string">
            <text:p>Home</text:p>
          </table:table-cell>
          <table:table-cell table:style-name="ce8" office:value-type="string" calcext:value-type="string">
            <text:p>house-chimney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19</text:p>
          </table:table-cell>
          <table:table-cell table:formula="of:=HEX2DEC([.A118])" office:value-type="float" office:value="61465" calcext:value-type="float">
            <text:p>61465</text:p>
          </table:table-cell>
          <table:table-cell table:formula="of:=COM.MICROSOFT.CONCAT(&quot;0x&quot;;[.A118])" office:value-type="string" office:string-value="0xf019" calcext:value-type="string">
            <text:p>0xf019</text:p>
          </table:table-cell>
          <table:table-cell table:style-name="ce6" table:formula="of:=UNICHAR([.B118])" office:value-type="string" office:string-value="" calcext:value-type="string">
            <text:p></text:p>
          </table:table-cell>
          <table:table-cell table:style-name="ce7" office:value-type="string" calcext:value-type="string">
            <text:p>Download</text:p>
          </table:table-cell>
          <table:table-cell table:style-name="ce8" office:value-type="string" calcext:value-type="string">
            <text:p>download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21</text:p>
          </table:table-cell>
          <table:table-cell table:formula="of:=HEX2DEC([.A119])" office:value-type="float" office:value="61473" calcext:value-type="float">
            <text:p>61473</text:p>
          </table:table-cell>
          <table:table-cell table:formula="of:=COM.MICROSOFT.CONCAT(&quot;0x&quot;;[.A119])" office:value-type="string" office:string-value="0xf021" calcext:value-type="string">
            <text:p>0xf021</text:p>
          </table:table-cell>
          <table:table-cell table:style-name="ce6" table:formula="of:=UNICHAR([.B119])" office:value-type="string" office:string-value="" calcext:value-type="string">
            <text:p></text:p>
          </table:table-cell>
          <table:table-cell table:style-name="ce7" office:value-type="string" calcext:value-type="string">
            <text:p>Refresh</text:p>
          </table:table-cell>
          <table:table-cell table:style-name="ce8" office:value-type="string" calcext:value-type="string">
            <text:p>arrow-rotat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304</text:p>
          </table:table-cell>
          <table:table-cell table:formula="of:=HEX2DEC([.A120])" office:value-type="float" office:value="62212" calcext:value-type="float">
            <text:p>62212</text:p>
          </table:table-cell>
          <table:table-cell table:formula="of:=COM.MICROSOFT.CONCAT(&quot;0x&quot;;[.A120])" office:value-type="string" office:string-value="0xf304" calcext:value-type="string">
            <text:p>0xf304</text:p>
          </table:table-cell>
          <table:table-cell table:style-name="ce6" table:formula="of:=UNICHAR([.B120])" office:value-type="string" office:string-value="" calcext:value-type="string">
            <text:p></text:p>
          </table:table-cell>
          <table:table-cell table:style-name="ce7" office:value-type="string" calcext:value-type="string">
            <text:p>Edit</text:p>
          </table:table-cell>
          <table:table-cell table:style-name="ce8" office:value-type="string" calcext:value-type="string">
            <text:p>pen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48</text:p>
          </table:table-cell>
          <table:table-cell table:formula="of:=HEX2DEC([.A121])" office:value-type="float" office:value="61512" calcext:value-type="float">
            <text:p>61512</text:p>
          </table:table-cell>
          <table:table-cell table:formula="of:=COM.MICROSOFT.CONCAT(&quot;0x&quot;;[.A121])" office:value-type="string" office:string-value="0xf048" calcext:value-type="string">
            <text:p>0xf048</text:p>
          </table:table-cell>
          <table:table-cell table:style-name="ce6" table:formula="of:=UNICHAR([.B121])" office:value-type="string" office:string-value="" calcext:value-type="string">
            <text:p></text:p>
          </table:table-cell>
          <table:table-cell table:style-name="ce7" office:value-type="string" calcext:value-type="string">
            <text:p>Previous</text:p>
          </table:table-cell>
          <table:table-cell table:style-name="ce8" office:value-type="string" calcext:value-type="string">
            <text:p>backward-step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51</text:p>
          </table:table-cell>
          <table:table-cell table:formula="of:=HEX2DEC([.A122])" office:value-type="float" office:value="61521" calcext:value-type="float">
            <text:p>61521</text:p>
          </table:table-cell>
          <table:table-cell table:formula="of:=COM.MICROSOFT.CONCAT(&quot;0x&quot;;[.A122])" office:value-type="string" office:string-value="0xf051" calcext:value-type="string">
            <text:p>0xf051</text:p>
          </table:table-cell>
          <table:table-cell table:style-name="ce6" table:formula="of:=UNICHAR([.B122])" office:value-type="string" office:string-value="" calcext:value-type="string">
            <text:p></text:p>
          </table:table-cell>
          <table:table-cell table:style-name="ce7" office:value-type="string" calcext:value-type="string">
            <text:p>Next</text:p>
          </table:table-cell>
          <table:table-cell table:style-name="ce8" office:value-type="string" calcext:value-type="string">
            <text:p>forward-step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4b</text:p>
          </table:table-cell>
          <table:table-cell table:formula="of:=HEX2DEC([.A123])" office:value-type="float" office:value="61515" calcext:value-type="float">
            <text:p>61515</text:p>
          </table:table-cell>
          <table:table-cell table:formula="of:=COM.MICROSOFT.CONCAT(&quot;0x&quot;;[.A123])" office:value-type="string" office:string-value="0xf04b" calcext:value-type="string">
            <text:p>0xf04b</text:p>
          </table:table-cell>
          <table:table-cell table:style-name="ce6" table:formula="of:=UNICHAR([.B123])" office:value-type="string" office:string-value="" calcext:value-type="string">
            <text:p></text:p>
          </table:table-cell>
          <table:table-cell table:style-name="ce7" office:value-type="string" calcext:value-type="string">
            <text:p>Play</text:p>
          </table:table-cell>
          <table:table-cell table:style-name="ce8" office:value-type="string" calcext:value-type="string">
            <text:p>play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4c</text:p>
          </table:table-cell>
          <table:table-cell table:formula="of:=HEX2DEC([.A124])" office:value-type="float" office:value="61516" calcext:value-type="float">
            <text:p>61516</text:p>
          </table:table-cell>
          <table:table-cell table:formula="of:=COM.MICROSOFT.CONCAT(&quot;0x&quot;;[.A124])" office:value-type="string" office:string-value="0xf04c" calcext:value-type="string">
            <text:p>0xf04c</text:p>
          </table:table-cell>
          <table:table-cell table:style-name="ce6" table:formula="of:=UNICHAR([.B124])" office:value-type="string" office:string-value="" calcext:value-type="string">
            <text:p></text:p>
          </table:table-cell>
          <table:table-cell table:style-name="ce7" office:value-type="string" calcext:value-type="string">
            <text:p>Pause</text:p>
          </table:table-cell>
          <table:table-cell table:style-name="ce8" office:value-type="string" calcext:value-type="string">
            <text:p>paus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c7</text:p>
          </table:table-cell>
          <table:table-cell table:formula="of:=HEX2DEC([.A125])" office:value-type="float" office:value="61639" calcext:value-type="float">
            <text:p>61639</text:p>
          </table:table-cell>
          <table:table-cell table:formula="of:=COM.MICROSOFT.CONCAT(&quot;0x&quot;;[.A125])" office:value-type="string" office:string-value="0xf0c7" calcext:value-type="string">
            <text:p>0xf0c7</text:p>
          </table:table-cell>
          <table:table-cell table:style-name="ce6" table:formula="of:=UNICHAR([.B125])" office:value-type="string" office:string-value="" calcext:value-type="string">
            <text:p></text:p>
          </table:table-cell>
          <table:table-cell table:style-name="ce7" office:value-type="string" calcext:value-type="string">
            <text:p>Save</text:p>
          </table:table-cell>
          <table:table-cell table:style-name="ce8" office:value-type="string" calcext:value-type="string">
            <text:p>floppy-dis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e0</text:p>
          </table:table-cell>
          <table:table-cell table:formula="of:=HEX2DEC([.A126])" office:value-type="float" office:value="61664" calcext:value-type="float">
            <text:p>61664</text:p>
          </table:table-cell>
          <table:table-cell table:formula="of:=COM.MICROSOFT.CONCAT(&quot;0x&quot;;[.A126])" office:value-type="string" office:string-value="0xf0e0" calcext:value-type="string">
            <text:p>0xf0e0</text:p>
          </table:table-cell>
          <table:table-cell table:style-name="ce6" table:formula="of:=UNICHAR([.B126])" office:value-type="string" office:string-value="" calcext:value-type="string">
            <text:p></text:p>
          </table:table-cell>
          <table:table-cell table:style-name="ce7" office:value-type="string" calcext:value-type="string">
            <text:p>Message</text:p>
          </table:table-cell>
          <table:table-cell table:style-name="ce8" office:value-type="string" calcext:value-type="string">
            <text:p>envelop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e7</text:p>
          </table:table-cell>
          <table:table-cell table:formula="of:=HEX2DEC([.A127])" office:value-type="float" office:value="61671" calcext:value-type="float">
            <text:p>61671</text:p>
          </table:table-cell>
          <table:table-cell table:formula="of:=COM.MICROSOFT.CONCAT(&quot;0x&quot;;[.A127])" office:value-type="string" office:string-value="0xf0e7" calcext:value-type="string">
            <text:p>0xf0e7</text:p>
          </table:table-cell>
          <table:table-cell table:style-name="ce6" table:formula="of:=UNICHAR([.B127])" office:value-type="string" office:string-value="" calcext:value-type="string">
            <text:p></text:p>
          </table:table-cell>
          <table:table-cell table:style-name="ce7" office:value-type="string" calcext:value-type="string">
            <text:p>Laser</text:p>
          </table:table-cell>
          <table:table-cell table:style-name="ce8" office:value-type="string" calcext:value-type="string">
            <text:p>bol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76f</text:p>
          </table:table-cell>
          <table:table-cell table:formula="of:=HEX2DEC([.A128])" office:value-type="float" office:value="63343" calcext:value-type="float">
            <text:p>63343</text:p>
          </table:table-cell>
          <table:table-cell table:formula="of:=COM.MICROSOFT.CONCAT(&quot;0x&quot;;[.A128])" office:value-type="string" office:string-value="0xf76f" calcext:value-type="string">
            <text:p>0xf76f</text:p>
          </table:table-cell>
          <table:table-cell table:style-name="ce6" table:formula="of:=UNICHAR([.B128])" office:value-type="string" office:string-value="" calcext:value-type="string">
            <text:p></text:p>
          </table:table-cell>
          <table:table-cell table:style-name="ce7" office:value-type="string" calcext:value-type="string">
            <text:p>Vaccum</text:p>
          </table:table-cell>
          <table:table-cell table:style-name="ce8" office:value-type="string" calcext:value-type="string">
            <text:p>tornado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f6</text:p>
          </table:table-cell>
          <table:table-cell table:formula="of:=HEX2DEC([.A129])" office:value-type="float" office:value="61942" calcext:value-type="float">
            <text:p>61942</text:p>
          </table:table-cell>
          <table:table-cell table:formula="of:=COM.MICROSOFT.CONCAT(&quot;0x&quot;;[.A129])" office:value-type="string" office:string-value="0xf1f6" calcext:value-type="string">
            <text:p>0xf1f6</text:p>
          </table:table-cell>
          <table:table-cell table:style-name="ce6" table:formula="of:=UNICHAR([.B129])" office:value-type="string" office:string-value="" calcext:value-type="string">
            <text:p></text:p>
          </table:table-cell>
          <table:table-cell table:style-name="ce7" office:value-type="string" calcext:value-type="string">
            <text:p>Disable Alert</text:p>
          </table:table-cell>
          <table:table-cell table:style-name="ce8" office:value-type="string" calcext:value-type="string">
            <text:p>bell-slash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23</text:p>
          </table:table-cell>
          <table:table-cell table:formula="of:=HEX2DEC([.A130])" office:value-type="float" office:value="61475" calcext:value-type="float">
            <text:p>61475</text:p>
          </table:table-cell>
          <table:table-cell table:formula="of:=COM.MICROSOFT.CONCAT(&quot;0x&quot;;[.A130])" office:value-type="string" office:string-value="0xf023" calcext:value-type="string">
            <text:p>0xf023</text:p>
          </table:table-cell>
          <table:table-cell table:style-name="ce6" table:formula="of:=UNICHAR([.B130])" office:value-type="string" office:string-value="" calcext:value-type="string">
            <text:p></text:p>
          </table:table-cell>
          <table:table-cell table:style-name="ce7" office:value-type="string" calcext:value-type="string">
            <text:p>Lock</text:p>
          </table:table-cell>
          <table:table-cell table:style-name="ce8" office:value-type="string" calcext:value-type="string">
            <text:p>lock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dc</text:p>
          </table:table-cell>
          <table:table-cell table:formula="of:=HEX2DEC([.A131])" office:value-type="float" office:value="62172" calcext:value-type="float">
            <text:p>62172</text:p>
          </table:table-cell>
          <table:table-cell table:formula="of:=COM.MICROSOFT.CONCAT(&quot;0x&quot;;[.A131])" office:value-type="string" office:string-value="0xf2dc" calcext:value-type="string">
            <text:p>0xf2dc</text:p>
          </table:table-cell>
          <table:table-cell table:style-name="ce6" table:formula="of:=UNICHAR([.B131])" office:value-type="string" office:string-value="" calcext:value-type="string">
            <text:p></text:p>
          </table:table-cell>
          <table:table-cell table:style-name="ce7" office:value-type="string" calcext:value-type="string">
            <text:p>Coolant</text:p>
          </table:table-cell>
          <table:table-cell table:style-name="ce8" office:value-type="string" calcext:value-type="string">
            <text:p>snowflak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4d</text:p>
          </table:table-cell>
          <table:table-cell table:formula="of:=HEX2DEC([.A132])" office:value-type="float" office:value="61517" calcext:value-type="float">
            <text:p>61517</text:p>
          </table:table-cell>
          <table:table-cell table:formula="of:=COM.MICROSOFT.CONCAT(&quot;0x&quot;;[.A132])" office:value-type="string" office:string-value="0xf04d" calcext:value-type="string">
            <text:p>0xf04d</text:p>
          </table:table-cell>
          <table:table-cell table:style-name="ce6" table:formula="of:=UNICHAR([.B132])" office:value-type="string" office:string-value="" calcext:value-type="string">
            <text:p></text:p>
          </table:table-cell>
          <table:table-cell table:style-name="ce7" office:value-type="string" calcext:value-type="string">
            <text:p>Stop</text:p>
          </table:table-cell>
          <table:table-cell table:style-name="ce8" office:value-type="string" calcext:value-type="string">
            <text:p>stop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eb</text:p>
          </table:table-cell>
          <table:table-cell table:formula="of:=HEX2DEC([.A133])" office:value-type="float" office:value="61931" calcext:value-type="float">
            <text:p>61931</text:p>
          </table:table-cell>
          <table:table-cell table:formula="of:=COM.MICROSOFT.CONCAT(&quot;0x&quot;;[.A133])" office:value-type="string" office:string-value="0xf1eb" calcext:value-type="string">
            <text:p>0xf1eb</text:p>
          </table:table-cell>
          <table:table-cell table:style-name="ce6" table:formula="of:=UNICHAR([.B133])" office:value-type="string" office:string-value="" calcext:value-type="string">
            <text:p></text:p>
          </table:table-cell>
          <table:table-cell table:style-name="ce7" office:value-type="string" calcext:value-type="string">
            <text:p>Wifi</text:p>
          </table:table-cell>
          <table:table-cell table:style-name="ce8" office:value-type="string" calcext:value-type="string">
            <text:p>wifi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71</text:p>
          </table:table-cell>
          <table:table-cell table:formula="of:=HEX2DEC([.A134])" office:value-type="float" office:value="61553" calcext:value-type="float">
            <text:p>61553</text:p>
          </table:table-cell>
          <table:table-cell table:formula="of:=COM.MICROSOFT.CONCAT(&quot;0x&quot;;[.A134])" office:value-type="string" office:string-value="0xf071" calcext:value-type="string">
            <text:p>0xf071</text:p>
          </table:table-cell>
          <table:table-cell table:style-name="ce6" table:formula="of:=UNICHAR([.B134])" office:value-type="string" office:string-value="" calcext:value-type="string">
            <text:p></text:p>
          </table:table-cell>
          <table:table-cell table:style-name="ce7" office:value-type="string" calcext:value-type="string">
            <text:p>Warning</text:p>
          </table:table-cell>
          <table:table-cell table:style-name="ce8" office:value-type="string" calcext:value-type="string">
            <text:p>warning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7b</text:p>
          </table:table-cell>
          <table:table-cell table:formula="of:=HEX2DEC([.A135])" office:value-type="float" office:value="61563" calcext:value-type="float">
            <text:p>61563</text:p>
          </table:table-cell>
          <table:table-cell table:formula="of:=COM.MICROSOFT.CONCAT(&quot;0x&quot;;[.A135])" office:value-type="string" office:string-value="0xf07b" calcext:value-type="string">
            <text:p>0xf07b</text:p>
          </table:table-cell>
          <table:table-cell table:style-name="ce6" table:formula="of:=UNICHAR([.B135])" office:value-type="string" office:string-value="" calcext:value-type="string">
            <text:p></text:p>
          </table:table-cell>
          <table:table-cell table:style-name="ce7" office:value-type="string" calcext:value-type="string">
            <text:p>Folder</text:p>
          </table:table-cell>
          <table:table-cell table:style-name="ce8" office:value-type="string" calcext:value-type="string">
            <text:p>folder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5b</text:p>
          </table:table-cell>
          <table:table-cell table:formula="of:=HEX2DEC([.A136])" office:value-type="float" office:value="61787" calcext:value-type="float">
            <text:p>61787</text:p>
          </table:table-cell>
          <table:table-cell table:formula="of:=COM.MICROSOFT.CONCAT(&quot;0x&quot;;[.A136])" office:value-type="string" office:string-value="0xf15b" calcext:value-type="string">
            <text:p>0xf15b</text:p>
          </table:table-cell>
          <table:table-cell table:style-name="ce6" table:formula="of:=UNICHAR([.B136])" office:value-type="string" office:string-value="" calcext:value-type="string">
            <text:p></text:p>
          </table:table-cell>
          <table:table-cell table:style-name="ce7" office:value-type="string" calcext:value-type="string">
            <text:p>File</text:p>
          </table:table-cell>
          <table:table-cell table:style-name="ce8" office:value-type="string" calcext:value-type="string">
            <text:p>fil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1c</text:p>
          </table:table-cell>
          <table:table-cell table:formula="of:=HEX2DEC([.A137])" office:value-type="float" office:value="61724" calcext:value-type="float">
            <text:p>61724</text:p>
          </table:table-cell>
          <table:table-cell table:formula="of:=COM.MICROSOFT.CONCAT(&quot;0x&quot;;[.A137])" office:value-type="string" office:string-value="0xf11c" calcext:value-type="string">
            <text:p>0xf11c</text:p>
          </table:table-cell>
          <table:table-cell table:style-name="ce6" table:formula="of:=UNICHAR([.B137])" office:value-type="string" office:string-value="" calcext:value-type="string">
            <text:p></text:p>
          </table:table-cell>
          <table:table-cell table:style-name="ce7" office:value-type="string" calcext:value-type="string">
            <text:p>Keyboard</text:p>
          </table:table-cell>
          <table:table-cell table:style-name="ce8" office:value-type="string" calcext:value-type="string">
            <text:p>keyboard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55a</text:p>
          </table:table-cell>
          <table:table-cell table:formula="of:=HEX2DEC([.A138])" office:value-type="float" office:value="62810" calcext:value-type="float">
            <text:p>62810</text:p>
          </table:table-cell>
          <table:table-cell table:formula="of:=COM.MICROSOFT.CONCAT(&quot;0x&quot;;[.A138])" office:value-type="string" office:string-value="0xf55a" calcext:value-type="string">
            <text:p>0xf55a</text:p>
          </table:table-cell>
          <table:table-cell table:style-name="ce6" table:formula="of:=UNICHAR([.B138])" office:value-type="string" office:string-value="" calcext:value-type="string">
            <text:p></text:p>
          </table:table-cell>
          <table:table-cell table:style-name="ce7" office:value-type="string" calcext:value-type="string">
            <text:p>Backspace</text:p>
          </table:table-cell>
          <table:table-cell table:style-name="ce8" office:value-type="string" calcext:value-type="string">
            <text:p>delete-lef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7c2</text:p>
          </table:table-cell>
          <table:table-cell table:formula="of:=HEX2DEC([.A139])" office:value-type="float" office:value="63426" calcext:value-type="float">
            <text:p>63426</text:p>
          </table:table-cell>
          <table:table-cell table:formula="of:=COM.MICROSOFT.CONCAT(&quot;0x&quot;;[.A139])" office:value-type="string" office:string-value="0xf7c2" calcext:value-type="string">
            <text:p>0xf7c2</text:p>
          </table:table-cell>
          <table:table-cell table:style-name="ce6" table:formula="of:=UNICHAR([.B139])" office:value-type="string" office:string-value="" calcext:value-type="string">
            <text:p></text:p>
          </table:table-cell>
          <table:table-cell table:style-name="ce7" office:value-type="string" calcext:value-type="string">
            <text:p>SD Card</text:p>
          </table:table-cell>
          <table:table-cell table:style-name="ce8" office:value-type="string" calcext:value-type="string">
            <text:p>sd-card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b2</text:p>
          </table:table-cell>
          <table:table-cell table:formula="of:=HEX2DEC([.A140])" office:value-type="float" office:value="61618" calcext:value-type="float">
            <text:p>61618</text:p>
          </table:table-cell>
          <table:table-cell table:formula="of:=COM.MICROSOFT.CONCAT(&quot;0x&quot;;[.A140])" office:value-type="string" office:string-value="0xf0b2" calcext:value-type="string">
            <text:p>0xf0b2</text:p>
          </table:table-cell>
          <table:table-cell table:style-name="ce6" table:formula="of:=UNICHAR([.B140])" office:value-type="string" office:string-value="" calcext:value-type="string">
            <text:p></text:p>
          </table:table-cell>
          <table:table-cell table:style-name="ce7" office:value-type="string" calcext:value-type="string">
            <text:p>Jog</text:p>
          </table:table-cell>
          <table:table-cell table:style-name="ce8" office:value-type="string" calcext:value-type="string">
            <text:p>arrows-al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77</text:p>
          </table:table-cell>
          <table:table-cell table:formula="of:=HEX2DEC([.A141])" office:value-type="float" office:value="61559" calcext:value-type="float">
            <text:p>61559</text:p>
          </table:table-cell>
          <table:table-cell table:formula="of:=COM.MICROSOFT.CONCAT(&quot;0x&quot;;[.A141])" office:value-type="string" office:string-value="0xf077" calcext:value-type="string">
            <text:p>0xf077</text:p>
          </table:table-cell>
          <table:table-cell table:style-name="ce6" table:formula="of:=UNICHAR([.B141])" office:value-type="string" office:string-value="" calcext:value-type="string">
            <text:p></text:p>
          </table:table-cell>
          <table:table-cell table:style-name="ce7" office:value-type="string" calcext:value-type="string">
            <text:p>Up</text:p>
          </table:table-cell>
          <table:table-cell table:style-name="ce8" office:value-type="string" calcext:value-type="string">
            <text:p>chevron-up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78</text:p>
          </table:table-cell>
          <table:table-cell table:formula="of:=HEX2DEC([.A142])" office:value-type="float" office:value="61560" calcext:value-type="float">
            <text:p>61560</text:p>
          </table:table-cell>
          <table:table-cell table:formula="of:=COM.MICROSOFT.CONCAT(&quot;0x&quot;;[.A142])" office:value-type="string" office:string-value="0xf078" calcext:value-type="string">
            <text:p>0xf078</text:p>
          </table:table-cell>
          <table:table-cell table:style-name="ce6" table:formula="of:=UNICHAR([.B142])" office:value-type="string" office:string-value="" calcext:value-type="string">
            <text:p></text:p>
          </table:table-cell>
          <table:table-cell table:style-name="ce7" office:value-type="string" calcext:value-type="string">
            <text:p>Down</text:p>
          </table:table-cell>
          <table:table-cell table:style-name="ce8" office:value-type="string" calcext:value-type="string">
            <text:p>chevron-down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53</text:p>
          </table:table-cell>
          <table:table-cell table:formula="of:=HEX2DEC([.A143])" office:value-type="float" office:value="61523" calcext:value-type="float">
            <text:p>61523</text:p>
          </table:table-cell>
          <table:table-cell table:formula="of:=COM.MICROSOFT.CONCAT(&quot;0x&quot;;[.A143])" office:value-type="string" office:string-value="0xf053" calcext:value-type="string">
            <text:p>0xf053</text:p>
          </table:table-cell>
          <table:table-cell table:style-name="ce6" table:formula="of:=UNICHAR([.B143])" office:value-type="string" office:string-value="" calcext:value-type="string">
            <text:p></text:p>
          </table:table-cell>
          <table:table-cell table:style-name="ce7" office:value-type="string" calcext:value-type="string">
            <text:p>Left</text:p>
          </table:table-cell>
          <table:table-cell table:style-name="ce8" office:value-type="string" calcext:value-type="string">
            <text:p>chevron-lef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54</text:p>
          </table:table-cell>
          <table:table-cell table:formula="of:=HEX2DEC([.A144])" office:value-type="float" office:value="61524" calcext:value-type="float">
            <text:p>61524</text:p>
          </table:table-cell>
          <table:table-cell table:formula="of:=COM.MICROSOFT.CONCAT(&quot;0x&quot;;[.A144])" office:value-type="string" office:string-value="0xf054" calcext:value-type="string">
            <text:p>0xf054</text:p>
          </table:table-cell>
          <table:table-cell table:style-name="ce6" table:formula="of:=UNICHAR([.B144])" office:value-type="string" office:string-value="" calcext:value-type="string">
            <text:p></text:p>
          </table:table-cell>
          <table:table-cell table:style-name="ce7" office:value-type="string" calcext:value-type="string">
            <text:p>Right</text:p>
          </table:table-cell>
          <table:table-cell table:style-name="ce8" office:value-type="string" calcext:value-type="string">
            <text:p>chevron-righ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20</text:p>
          </table:table-cell>
          <table:table-cell table:formula="of:=HEX2DEC([.A145])" office:value-type="float" office:value="61728" calcext:value-type="float">
            <text:p>61728</text:p>
          </table:table-cell>
          <table:table-cell table:formula="of:=COM.MICROSOFT.CONCAT(&quot;0x&quot;;[.A145])" office:value-type="string" office:string-value="0xf120" calcext:value-type="string">
            <text:p>0xf120</text:p>
          </table:table-cell>
          <table:table-cell table:style-name="ce6" table:formula="of:=UNICHAR([.B145])" office:value-type="string" office:string-value="" calcext:value-type="string">
            <text:p></text:p>
          </table:table-cell>
          <table:table-cell table:style-name="ce7" office:value-type="string" calcext:value-type="string">
            <text:p>Command</text:p>
          </table:table-cell>
          <table:table-cell table:style-name="ce8" office:value-type="string" calcext:value-type="string">
            <text:p>terminal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624</text:p>
          </table:table-cell>
          <table:table-cell table:formula="of:=HEX2DEC([.A146])" office:value-type="float" office:value="63012" calcext:value-type="float">
            <text:p>63012</text:p>
          </table:table-cell>
          <table:table-cell table:formula="of:=COM.MICROSOFT.CONCAT(&quot;0x&quot;;[.A146])" office:value-type="string" office:string-value="0xf624" calcext:value-type="string">
            <text:p>0xf624</text:p>
          </table:table-cell>
          <table:table-cell table:style-name="ce6" table:formula="of:=UNICHAR([.B146])" office:value-type="string" office:string-value="" calcext:value-type="string">
            <text:p></text:p>
          </table:table-cell>
          <table:table-cell table:style-name="ce7" office:value-type="string" calcext:value-type="string">
            <text:p>Gauge</text:p>
          </table:table-cell>
          <table:table-cell table:style-name="ce8" office:value-type="string" calcext:value-type="string">
            <text:p>gaug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ab</text:p>
          </table:table-cell>
          <table:table-cell table:formula="of:=HEX2DEC([.A147])" office:value-type="float" office:value="61867" calcext:value-type="float">
            <text:p>61867</text:p>
          </table:table-cell>
          <table:table-cell table:formula="of:=COM.MICROSOFT.CONCAT(&quot;0x&quot;;[.A147])" office:value-type="string" office:string-value="0xf1ab" calcext:value-type="string">
            <text:p>0xf1ab</text:p>
          </table:table-cell>
          <table:table-cell table:style-name="ce6" table:formula="of:=UNICHAR([.B147])" office:value-type="string" office:string-value="" calcext:value-type="string">
            <text:p></text:p>
          </table:table-cell>
          <table:table-cell table:style-name="ce7" office:value-type="string" calcext:value-type="string">
            <text:p>Language</text:p>
          </table:table-cell>
          <table:table-cell table:style-name="ce8" office:value-type="string" calcext:value-type="string">
            <text:p>languag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863</text:p>
          </table:table-cell>
          <table:table-cell table:formula="of:=HEX2DEC([.A148])" office:value-type="float" office:value="63587" calcext:value-type="float">
            <text:p>63587</text:p>
          </table:table-cell>
          <table:table-cell table:formula="of:=COM.MICROSOFT.CONCAT(&quot;0x&quot;;[.A148])" office:value-type="string" office:string-value="0xf863" calcext:value-type="string">
            <text:p>0xf863</text:p>
          </table:table-cell>
          <table:table-cell table:style-name="ce6" table:formula="of:=UNICHAR([.B148])" office:value-type="string" office:string-value="" calcext:value-type="string">
            <text:p></text:p>
          </table:table-cell>
          <table:table-cell table:style-name="ce7" office:value-type="string" calcext:value-type="string">
            <text:p>Fan</text:p>
          </table:table-cell>
          <table:table-cell table:style-name="ce8" office:value-type="string" calcext:value-type="string">
            <text:p>fan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48b</text:p>
          </table:table-cell>
          <table:table-cell table:formula="of:=HEX2DEC([.A149])" office:value-type="float" office:value="62603" calcext:value-type="float">
            <text:p>62603</text:p>
          </table:table-cell>
          <table:table-cell table:formula="of:=COM.MICROSOFT.CONCAT(&quot;0x&quot;;[.A149])" office:value-type="string" office:string-value="0xf48b" calcext:value-type="string">
            <text:p>0xf48b</text:p>
          </table:table-cell>
          <table:table-cell table:style-name="ce6" table:formula="of:=UNICHAR([.B149])" office:value-type="string" office:string-value="" calcext:value-type="string">
            <text:p></text:p>
          </table:table-cell>
          <table:table-cell table:style-name="ce7" office:value-type="string" calcext:value-type="string">
            <text:p>Speed </text:p>
          </table:table-cell>
          <table:table-cell table:style-name="ce8" office:value-type="string" calcext:value-type="string">
            <text:p>truck-fas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72b</text:p>
          </table:table-cell>
          <table:table-cell table:formula="of:=HEX2DEC([.A150])" office:value-type="float" office:value="63275" calcext:value-type="float">
            <text:p>63275</text:p>
          </table:table-cell>
          <table:table-cell table:formula="of:=COM.MICROSOFT.CONCAT(&quot;0x&quot;;[.A150])" office:value-type="string" office:string-value="0xf72b" calcext:value-type="string">
            <text:p>0xf72b</text:p>
          </table:table-cell>
          <table:table-cell table:style-name="ce6" table:formula="of:=UNICHAR([.B150])" office:value-type="string" office:string-value="" calcext:value-type="string">
            <text:p></text:p>
          </table:table-cell>
          <table:table-cell table:style-name="ce7" office:value-type="string" calcext:value-type="string">
            <text:p>Wizard</text:p>
          </table:table-cell>
          <table:table-cell table:style-name="ce8" office:value-type="string" calcext:value-type="string">
            <text:p>wand-sparkles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85</text:p>
          </table:table-cell>
          <table:table-cell table:formula="of:=HEX2DEC([.A151])" office:value-type="float" office:value="61829" calcext:value-type="float">
            <text:p>61829</text:p>
          </table:table-cell>
          <table:table-cell table:formula="of:=COM.MICROSOFT.CONCAT(&quot;0x&quot;;[.A151])" office:value-type="string" office:string-value="0xf185" calcext:value-type="string">
            <text:p>0xf185</text:p>
          </table:table-cell>
          <table:table-cell table:style-name="ce6" table:formula="of:=UNICHAR([.B151])" office:value-type="string" office:string-value="" calcext:value-type="string">
            <text:p></text:p>
          </table:table-cell>
          <table:table-cell table:style-name="ce7" office:value-type="string" calcext:value-type="string">
            <text:p>Light</text:p>
          </table:table-cell>
          <table:table-cell table:style-name="ce8" office:value-type="string" calcext:value-type="string">
            <text:p>sun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5b</text:p>
          </table:table-cell>
          <table:table-cell table:formula="of:=HEX2DEC([.A152])" office:value-type="float" office:value="61531" calcext:value-type="float">
            <text:p>61531</text:p>
          </table:table-cell>
          <table:table-cell table:formula="of:=COM.MICROSOFT.CONCAT(&quot;0x&quot;;[.A152])" office:value-type="string" office:string-value="0xf05b" calcext:value-type="string">
            <text:p>0xf05b</text:p>
          </table:table-cell>
          <table:table-cell table:style-name="ce6" table:formula="of:=UNICHAR([.B152])" office:value-type="string" office:string-value="" calcext:value-type="string">
            <text:p></text:p>
          </table:table-cell>
          <table:table-cell table:style-name="ce7" office:value-type="string" calcext:value-type="string">
            <text:p>Center</text:p>
          </table:table-cell>
          <table:table-cell table:style-name="ce8" office:value-type="string" calcext:value-type="string">
            <text:p>crosshairs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5fd</text:p>
          </table:table-cell>
          <table:table-cell table:formula="of:=HEX2DEC([.A153])" office:value-type="float" office:value="62973" calcext:value-type="float">
            <text:p>62973</text:p>
          </table:table-cell>
          <table:table-cell table:formula="of:=COM.MICROSOFT.CONCAT(&quot;0x&quot;;[.A153])" office:value-type="string" office:string-value="0xf5fd" calcext:value-type="string">
            <text:p>0xf5fd</text:p>
          </table:table-cell>
          <table:table-cell table:style-name="ce6" table:formula="of:=UNICHAR([.B153])" office:value-type="string" office:string-value="" calcext:value-type="string">
            <text:p></text:p>
          </table:table-cell>
          <table:table-cell table:style-name="ce7" office:value-type="string" calcext:value-type="string">
            <text:p>Layers</text:p>
          </table:table-cell>
          <table:table-cell table:style-name="ce8" office:value-type="string" calcext:value-type="string">
            <text:p>layer-group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4b8</text:p>
          </table:table-cell>
          <table:table-cell table:formula="of:=HEX2DEC([.A154])" office:value-type="float" office:value="58552" calcext:value-type="float">
            <text:p>58552</text:p>
          </table:table-cell>
          <table:table-cell table:formula="of:=COM.MICROSOFT.CONCAT(&quot;0x&quot;;[.A154])" office:value-type="string" office:string-value="0xe4b8" calcext:value-type="string">
            <text:p>0xe4b8</text:p>
          </table:table-cell>
          <table:table-cell table:style-name="ce6" table:formula="of:=UNICHAR([.B154])" office:value-type="string" office:string-value="" calcext:value-type="string">
            <text:p></text:p>
          </table:table-cell>
          <table:table-cell table:style-name="ce7" office:value-type="string" calcext:value-type="string">
            <text:p>Leveling</text:p>
          </table:table-cell>
          <table:table-cell table:style-name="ce8" office:value-type="string" calcext:value-type="string">
            <text:p>arrows-down-to-lin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4db</text:p>
          </table:table-cell>
          <table:table-cell table:formula="of:=HEX2DEC([.A155])" office:value-type="float" office:value="62683" calcext:value-type="float">
            <text:p>62683</text:p>
          </table:table-cell>
          <table:table-cell table:formula="of:=COM.MICROSOFT.CONCAT(&quot;0x&quot;;[.A155])" office:value-type="string" office:string-value="0xf4db" calcext:value-type="string">
            <text:p>0xf4db</text:p>
          </table:table-cell>
          <table:table-cell table:style-name="ce6" table:formula="of:=UNICHAR([.B155])" office:value-type="string" office:string-value="" calcext:value-type="string">
            <text:p></text:p>
          </table:table-cell>
          <table:table-cell table:style-name="ce7" office:value-type="string" calcext:value-type="string">
            <text:p>Filament</text:p>
          </table:table-cell>
          <table:table-cell table:style-name="ce8" office:value-type="string" calcext:value-type="string">
            <text:p>tap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4bd</text:p>
          </table:table-cell>
          <table:table-cell table:formula="of:=HEX2DEC([.A156])" office:value-type="float" office:value="58557" calcext:value-type="float">
            <text:p>58557</text:p>
          </table:table-cell>
          <table:table-cell table:formula="of:=COM.MICROSOFT.CONCAT(&quot;0x&quot;;[.A156])" office:value-type="string" office:string-value="0xe4bd" calcext:value-type="string">
            <text:p>0xe4bd</text:p>
          </table:table-cell>
          <table:table-cell table:style-name="ce6" table:formula="of:=UNICHAR([.B156])" office:value-type="string" office:string-value="" calcext:value-type="string">
            <text:p></text:p>
          </table:table-cell>
          <table:table-cell table:style-name="ce7" office:value-type="string" calcext:value-type="string">
            <text:p>Center2</text:p>
          </table:table-cell>
          <table:table-cell table:style-name="ce8" office:value-type="string" calcext:value-type="string">
            <text:p>arrows-to-circl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002</text:p>
          </table:table-cell>
          <table:table-cell table:formula="of:=HEX2DEC([.A157])" office:value-type="float" office:value="61442" calcext:value-type="float">
            <text:p>61442</text:p>
          </table:table-cell>
          <table:table-cell table:formula="of:=COM.MICROSOFT.CONCAT(&quot;0x&quot;;[.A157])" office:value-type="string" office:string-value="0xf002" calcext:value-type="string">
            <text:p>0xf002</text:p>
          </table:table-cell>
          <table:table-cell table:style-name="ce6" table:formula="of:=UNICHAR([.B157])" office:value-type="string" office:string-value="" calcext:value-type="string">
            <text:p></text:p>
          </table:table-cell>
          <table:table-cell table:style-name="ce7" office:value-type="string" calcext:value-type="string">
            <text:p>Search</text:p>
          </table:table-cell>
          <table:table-cell table:style-name="ce8" office:value-type="string" calcext:value-type="string">
            <text:p>magnifying-glass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4d7</text:p>
          </table:table-cell>
          <table:table-cell table:formula="of:=HEX2DEC([.A158])" office:value-type="float" office:value="62679" calcext:value-type="float">
            <text:p>62679</text:p>
          </table:table-cell>
          <table:table-cell table:formula="of:=COM.MICROSOFT.CONCAT(&quot;0x&quot;;[.A158])" office:value-type="string" office:string-value="0xf4d7" calcext:value-type="string">
            <text:p>0xf4d7</text:p>
          </table:table-cell>
          <table:table-cell table:style-name="ce6" table:formula="of:=UNICHAR([.B158])" office:value-type="string" office:string-value="" calcext:value-type="string">
            <text:p></text:p>
          </table:table-cell>
          <table:table-cell table:style-name="ce7" office:value-type="string" calcext:value-type="string">
            <text:p>Filament Sensor</text:p>
          </table:table-cell>
          <table:table-cell table:style-name="ce8" office:value-type="string" calcext:value-type="string">
            <text:p>Rout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cc</text:p>
          </table:table-cell>
          <table:table-cell table:formula="of:=HEX2DEC([.A159])" office:value-type="float" office:value="62156" calcext:value-type="float">
            <text:p>62156</text:p>
          </table:table-cell>
          <table:table-cell table:formula="of:=COM.MICROSOFT.CONCAT(&quot;0x&quot;;[.A159])" office:value-type="string" office:string-value="0xf2cc" calcext:value-type="string">
            <text:p>0xf2cc</text:p>
          </table:table-cell>
          <table:table-cell table:style-name="ce6" table:formula="of:=UNICHAR([.B159])" office:value-type="string" office:string-value="" calcext:value-type="string">
            <text:p></text:p>
          </table:table-cell>
          <table:table-cell table:style-name="ce7" office:value-type="string" calcext:value-type="string">
            <text:p>Mist</text:p>
          </table:table-cell>
          <table:table-cell table:style-name="ce8" office:value-type="string" calcext:value-type="string">
            <text:p>shower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3e</text:p>
          </table:table-cell>
          <table:table-cell table:formula="of:=HEX2DEC([.A160])" office:value-type="float" office:value="61758" calcext:value-type="float">
            <text:p>61758</text:p>
          </table:table-cell>
          <table:table-cell table:formula="of:=COM.MICROSOFT.CONCAT(&quot;0x&quot;;[.A160])" office:value-type="string" office:string-value="0xf13e" calcext:value-type="string">
            <text:p>0xf13e</text:p>
          </table:table-cell>
          <table:table-cell table:style-name="ce6" table:formula="of:=UNICHAR([.B160])" office:value-type="string" office:string-value="" calcext:value-type="string">
            <text:p></text:p>
          </table:table-cell>
          <table:table-cell table:style-name="ce7" office:value-type="string" calcext:value-type="string">
            <text:p>Unlock</text:p>
          </table:table-cell>
          <table:table-cell table:style-name="ce8" office:value-type="string" calcext:value-type="string">
            <text:p>unlock-keyhol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192</text:p>
          </table:table-cell>
          <table:table-cell table:formula="of:=HEX2DEC([.A161])" office:value-type="float" office:value="61842" calcext:value-type="float">
            <text:p>61842</text:p>
          </table:table-cell>
          <table:table-cell table:formula="of:=COM.MICROSOFT.CONCAT(&quot;0x&quot;;[.A161])" office:value-type="string" office:string-value="0xf192" calcext:value-type="string">
            <text:p>0xf192</text:p>
          </table:table-cell>
          <table:table-cell table:style-name="ce6" table:formula="of:=UNICHAR([.B161])" office:value-type="string" office:string-value="" calcext:value-type="string">
            <text:p></text:p>
          </table:table-cell>
          <table:table-cell table:style-name="ce8" office:value-type="string" calcext:value-type="string">
            <text:p>Laser 2</text:p>
          </table:table-cell>
          <table:table-cell table:style-name="ce8" office:value-type="string" calcext:value-type="string">
            <text:p>circle-dot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3e5</text:p>
          </table:table-cell>
          <table:table-cell table:formula="of:=HEX2DEC([.A162])" office:value-type="float" office:value="62437" calcext:value-type="float">
            <text:p>62437</text:p>
          </table:table-cell>
          <table:table-cell table:formula="of:=COM.MICROSOFT.CONCAT(&quot;0x&quot;;[.A162])" office:value-type="string" office:string-value="0xf3e5" calcext:value-type="string">
            <text:p>0xf3e5</text:p>
          </table:table-cell>
          <table:table-cell table:style-name="ce6" table:formula="of:=UNICHAR([.B162])" office:value-type="string" office:string-value="" calcext:value-type="string">
            <text:p></text:p>
          </table:table-cell>
          <table:table-cell table:style-name="ce7" office:value-type="string" calcext:value-type="string">
            <text:p>New Line</text:p>
          </table:table-cell>
          <table:table-cell table:style-name="ce8" office:value-type="string" calcext:value-type="string">
            <text:p>New Lin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4c3</text:p>
          </table:table-cell>
          <table:table-cell table:formula="of:=HEX2DEC([.A163])" office:value-type="float" office:value="58563" calcext:value-type="float">
            <text:p>58563</text:p>
          </table:table-cell>
          <table:table-cell table:formula="of:=COM.MICROSOFT.CONCAT(&quot;0x&quot;;[.A163])" office:value-type="string" office:string-value="0xe4c3" calcext:value-type="string">
            <text:p>0xe4c3</text:p>
          </table:table-cell>
          <table:table-cell table:style-name="ce6" table:formula="of:=UNICHAR([.B163])" office:value-type="string" office:string-value="" calcext:value-type="string">
            <text:p></text:p>
          </table:table-cell>
          <table:table-cell table:style-name="ce7" office:value-type="string" calcext:value-type="string">
            <text:p>Milling</text:p>
          </table:table-cell>
          <table:table-cell table:style-name="ce8" office:value-type="string" calcext:value-type="string">
            <text:p>Bore-hol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fa-solid-9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93</text:p>
          </table:table-cell>
          <table:table-cell table:formula="of:=HEX2DEC([.A164])" office:value-type="float" office:value="62099" calcext:value-type="float">
            <text:p>62099</text:p>
          </table:table-cell>
          <table:table-cell table:formula="of:=COM.MICROSOFT.CONCAT(&quot;0x&quot;;[.A164])" office:value-type="string" office:string-value="0xf293" calcext:value-type="string">
            <text:p>0xf293</text:p>
          </table:table-cell>
          <table:table-cell table:style-name="ce6" table:formula="of:=UNICHAR([.B164])" office:value-type="string" office:string-value="" calcext:value-type="string">
            <text:p></text:p>
          </table:table-cell>
          <table:table-cell table:style-name="ce7" office:value-type="string" calcext:value-type="string">
            <text:p>Bluetooth</text:p>
          </table:table-cell>
          <table:table-cell table:style-name="ce8" office:value-type="string" calcext:value-type="string">
            <text:p>bluetooth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brands-400.tt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287</text:p>
          </table:table-cell>
          <table:table-cell table:formula="of:=HEX2DEC([.A165])" office:value-type="float" office:value="62087" calcext:value-type="float">
            <text:p>62087</text:p>
          </table:table-cell>
          <table:table-cell table:formula="of:=COM.MICROSOFT.CONCAT(&quot;0x&quot;;[.A165])" office:value-type="string" office:string-value="0xf287" calcext:value-type="string">
            <text:p>0xf287</text:p>
          </table:table-cell>
          <table:table-cell table:style-name="ce6" table:formula="of:=UNICHAR([.B165])" office:value-type="string" office:string-value="" calcext:value-type="string">
            <text:p></text:p>
          </table:table-cell>
          <table:table-cell table:style-name="ce7" office:value-type="string" calcext:value-type="string">
            <text:p>USB</text:p>
          </table:table-cell>
          <table:table-cell table:style-name="ce8" office:value-type="string" calcext:value-type="string">
            <text:p>usb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-brands-400.ttf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9"/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0]);&quot; &quot; ;&quot;_&quot;)" office:value-type="string" office:string-value="HEAT_BED" calcext:value-type="string">
            <text:p>HEAT_BE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c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1]);&quot; &quot; ;&quot;_&quot;)" office:value-type="string" office:string-value="EXTRUDER" calcext:value-type="string">
            <text:p>EXTRUD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c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2]);&quot; &quot; ;&quot;_&quot;)" office:value-type="string" office:string-value="LIST" calcext:value-type="string">
            <text:p>LIS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6f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3]);&quot; &quot; ;&quot;_&quot;)" office:value-type="string" office:string-value="NETWORK" calcext:value-type="string">
            <text:p>NETWORK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4]);&quot; &quot; ;&quot;_&quot;)" office:value-type="string" office:string-value="STATION_MODE" calcext:value-type="string">
            <text:p>STATION_MOD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5]);&quot; &quot; ;&quot;_&quot;)" office:value-type="string" office:string-value="ACCESS_POINT_" calcext:value-type="string">
            <text:p>ACCESS_POINT_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0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6]);&quot; &quot; ;&quot;_&quot;)" office:value-type="string" office:string-value="OK" calcext:value-type="string">
            <text:p>OK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7]);&quot; &quot; ;&quot;_&quot;)" office:value-type="string" office:string-value="PROBE_CHECK" calcext:value-type="string">
            <text:p>PROBE_CHECK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0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8]);&quot; &quot; ;&quot;_&quot;)" office:value-type="string" office:string-value="CLOSE" calcext:value-type="string">
            <text:p>CLOS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09]);&quot; &quot; ;&quot;_&quot;)" office:value-type="string" office:string-value="POWER" calcext:value-type="string">
            <text:p>POW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0]);&quot; &quot; ;&quot;_&quot;)" office:value-type="string" office:string-value="VOLUME_HIGH" calcext:value-type="string">
            <text:p>VOLUME_HIGH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1]);&quot; &quot; ;&quot;_&quot;)" office:value-type="string" office:string-value="VOLUME_LOW" calcext:value-type="string">
            <text:p>VOLUME_LOW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6a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2]);&quot; &quot; ;&quot;_&quot;)" office:value-type="string" office:string-value="VOLUME_OFF" calcext:value-type="string">
            <text:p>VOLUME_OFF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3]);&quot; &quot; ;&quot;_&quot;)" office:value-type="string" office:string-value="SETTINGS" calcext:value-type="string">
            <text:p>SETTINGS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d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4]);&quot; &quot; ;&quot;_&quot;)" office:value-type="string" office:string-value="SETTINGS_2" calcext:value-type="string">
            <text:p>SETTINGS_2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7d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5]);&quot; &quot; ;&quot;_&quot;)" office:value-type="string" office:string-value="SETTINGS_3" calcext:value-type="string">
            <text:p>SETTINGS_3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e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6]);&quot; &quot; ;&quot;_&quot;)" office:value-type="string" office:string-value="TRASH" calcext:value-type="string">
            <text:p>TRASH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3a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7]);&quot; &quot; ;&quot;_&quot;)" office:value-type="string" office:string-value="HOME" calcext:value-type="string">
            <text:p>HOM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8]);&quot; &quot; ;&quot;_&quot;)" office:value-type="string" office:string-value="DOWNLOAD" calcext:value-type="string">
            <text:p>DOWNLOA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19]);&quot; &quot; ;&quot;_&quot;)" office:value-type="string" office:string-value="REFRESH" calcext:value-type="string">
            <text:p>REFRESH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0]);&quot; &quot; ;&quot;_&quot;)" office:value-type="string" office:string-value="EDIT" calcext:value-type="string">
            <text:p>EDI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1]);&quot; &quot; ;&quot;_&quot;)" office:value-type="string" office:string-value="PREVIOUS" calcext:value-type="string">
            <text:p>PREVIOUS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2]);&quot; &quot; ;&quot;_&quot;)" office:value-type="string" office:string-value="NEXT" calcext:value-type="string">
            <text:p>NEX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4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3]);&quot; &quot; ;&quot;_&quot;)" office:value-type="string" office:string-value="PLAY" calcext:value-type="string">
            <text:p>PLAY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4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4]);&quot; &quot; ;&quot;_&quot;)" office:value-type="string" office:string-value="PAUSE" calcext:value-type="string">
            <text:p>PAUS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c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5]);&quot; &quot; ;&quot;_&quot;)" office:value-type="string" office:string-value="SAVE" calcext:value-type="string">
            <text:p>SAV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e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6]);&quot; &quot; ;&quot;_&quot;)" office:value-type="string" office:string-value="MESSAGE" calcext:value-type="string">
            <text:p>MESSAG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e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7]);&quot; &quot; ;&quot;_&quot;)" office:value-type="string" office:string-value="LASER" calcext:value-type="string">
            <text:p>LAS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76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8]);&quot; &quot; ;&quot;_&quot;)" office:value-type="string" office:string-value="VACCUM" calcext:value-type="string">
            <text:p>VACCUM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f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29]);&quot; &quot; ;&quot;_&quot;)" office:value-type="string" office:string-value="DISABLE_ALERT" calcext:value-type="string">
            <text:p>DISABLE_ALER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0]);&quot; &quot; ;&quot;_&quot;)" office:value-type="string" office:string-value="LOCK" calcext:value-type="string">
            <text:p>LOCK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d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1]);&quot; &quot; ;&quot;_&quot;)" office:value-type="string" office:string-value="COOLANT" calcext:value-type="string">
            <text:p>COOLAN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4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2]);&quot; &quot; ;&quot;_&quot;)" office:value-type="string" office:string-value="STOP" calcext:value-type="string">
            <text:p>STOP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e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3]);&quot; &quot; ;&quot;_&quot;)" office:value-type="string" office:string-value="WIFI" calcext:value-type="string">
            <text:p>WIFI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4]);&quot; &quot; ;&quot;_&quot;)" office:value-type="string" office:string-value="WARNING" calcext:value-type="string">
            <text:p>WARNING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7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5]);&quot; &quot; ;&quot;_&quot;)" office:value-type="string" office:string-value="FOLDER" calcext:value-type="string">
            <text:p>FOLD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5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6]);&quot; &quot; ;&quot;_&quot;)" office:value-type="string" office:string-value="FILE" calcext:value-type="string">
            <text:p>FIL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1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7]);&quot; &quot; ;&quot;_&quot;)" office:value-type="string" office:string-value="KEYBOARD" calcext:value-type="string">
            <text:p>KEYBOAR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55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8]);&quot; &quot; ;&quot;_&quot;)" office:value-type="string" office:string-value="BACKSPACE" calcext:value-type="string">
            <text:p>BACKSPAC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7c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39]);&quot; &quot; ;&quot;_&quot;)" office:value-type="string" office:string-value="SD_CARD" calcext:value-type="string">
            <text:p>SD_CAR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b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0]);&quot; &quot; ;&quot;_&quot;)" office:value-type="string" office:string-value="JOG" calcext:value-type="string">
            <text:p>JOG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1]);&quot; &quot; ;&quot;_&quot;)" office:value-type="string" office:string-value="UP" calcext:value-type="string">
            <text:p>UP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2]);&quot; &quot; ;&quot;_&quot;)" office:value-type="string" office:string-value="DOWN" calcext:value-type="string">
            <text:p>DOWN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3]);&quot; &quot; ;&quot;_&quot;)" office:value-type="string" office:string-value="LEFT" calcext:value-type="string">
            <text:p>LEF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4]);&quot; &quot; ;&quot;_&quot;)" office:value-type="string" office:string-value="RIGHT" calcext:value-type="string">
            <text:p>RIGH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5]);&quot; &quot; ;&quot;_&quot;)" office:value-type="string" office:string-value="COMMAND" calcext:value-type="string">
            <text:p>COMMAN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6]);&quot; &quot; ;&quot;_&quot;)" office:value-type="string" office:string-value="GAUGE" calcext:value-type="string">
            <text:p>GAUG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a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7]);&quot; &quot; ;&quot;_&quot;)" office:value-type="string" office:string-value="LANGUAGE" calcext:value-type="string">
            <text:p>LANGUAG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8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8]);&quot; &quot; ;&quot;_&quot;)" office:value-type="string" office:string-value="FAN" calcext:value-type="string">
            <text:p>FAN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48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49]);&quot; &quot; ;&quot;_&quot;)" office:value-type="string" office:string-value="SPEED_" calcext:value-type="string">
            <text:p>SPEED_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72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0]);&quot; &quot; ;&quot;_&quot;)" office:value-type="string" office:string-value="WIZARD" calcext:value-type="string">
            <text:p>WIZARD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1]);&quot; &quot; ;&quot;_&quot;)" office:value-type="string" office:string-value="LIGHT" calcext:value-type="string">
            <text:p>LIGH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5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2]);&quot; &quot; ;&quot;_&quot;)" office:value-type="string" office:string-value="CENTER" calcext:value-type="string">
            <text:p>CENTE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5f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3]);&quot; &quot; ;&quot;_&quot;)" office:value-type="string" office:string-value="LAYERS" calcext:value-type="string">
            <text:p>LAYERS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4b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4]);&quot; &quot; ;&quot;_&quot;)" office:value-type="string" office:string-value="LEVELING" calcext:value-type="string">
            <text:p>LEVELING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4d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5]);&quot; &quot; ;&quot;_&quot;)" office:value-type="string" office:string-value="FILAMENT" calcext:value-type="string">
            <text:p>FILAMEN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4b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6]);&quot; &quot; ;&quot;_&quot;)" office:value-type="string" office:string-value="CENTER2" calcext:value-type="string">
            <text:p>CENTER2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0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7]);&quot; &quot; ;&quot;_&quot;)" office:value-type="string" office:string-value="SEARCH" calcext:value-type="string">
            <text:p>SEARCH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4d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8]);&quot; &quot; ;&quot;_&quot;)" office:value-type="string" office:string-value="FILAMENT_SENSOR" calcext:value-type="string">
            <text:p>FILAMENT_SENSOR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c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59]);&quot; &quot; ;&quot;_&quot;)" office:value-type="string" office:string-value="MIST" calcext:value-type="string">
            <text:p>MIST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3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60]);&quot; &quot; ;&quot;_&quot;)" office:value-type="string" office:string-value="UNLOCK" calcext:value-type="string">
            <text:p>UNLOCK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61]);&quot; &quot; ;&quot;_&quot;)" office:value-type="string" office:string-value="LASER_2" calcext:value-type="string">
            <text:p>LASER_2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e4c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63]);&quot; &quot; ;&quot;_&quot;)" office:value-type="string" office:string-value="MILLING" calcext:value-type="string">
            <text:p>MILLING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3e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office:value-type="string" calcext:value-type="string">
            <text:p>NEW_LINE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64]);&quot; &quot; ;&quot;_&quot;)" office:value-type="string" office:string-value="BLUETOOTH" calcext:value-type="string">
            <text:p>BLUETOOTH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,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0xf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</text:p>
          </table:table-cell>
          <table:table-cell table:style-name="ce7" table:formula="of:=SUBSTITUTE(UPPER([.E165]);&quot; &quot; ;&quot;_&quot;)" office:value-type="string" office:string-value="USB" calcext:value-type="string">
            <text:p>USB</text:p>
          </table:table-cell>
          <table:table-cell table:style-name="ce7" office:value-type="string" calcext:value-type="string">
            <text:p>“</text:p>
          </table:table-cell>
          <table:table-cell table:style-name="Default" office:value-type="string" calcext:value-type="string">
            <text:p>]</text:p>
          </table:table-cell>
          <table:table-cell table:style-name="Default"/>
          <table:table-cell table:number-columns-repeated="2"/>
        </table:table-row>
        <table:table-row table:style-name="ro1" table:number-rows-repeated="10483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ont Awesome 6 Free Regular" svg:font-family="'Font Awesome 6 Free Regular'" style:font-pitch="variable"/>
    <style:font-face style:name="Font Awesome 6 Free Solid" svg:font-family="'Font Awesome 6 Free Solid'" style:font-pitch="variable"/>
    <style:font-face style:name="Font Awesome v4 Compatibility R" svg:font-family="'Font Awesome v4 Compatibility R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 Medium" svg:font-family="'Montserrat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1:54:20.606000000</meta:creation-date>
    <dc:date>2023-05-10T11:17:19.235000000</dc:date>
    <meta:editing-duration>PT4H3M46S</meta:editing-duration>
    <meta:editing-cycles>7</meta:editing-cycles>
    <meta:generator>LibreOffice/7.4.6.2$Windows_X86_64 LibreOffice_project/5b1f5509c2decdade7fda905e3e1429a67acd63d</meta:generator>
    <meta:document-statistic meta:table-count="1" meta:cell-count="1717" meta:object-count="0"/>
  </office:meta>
</office:document-meta>
</file>